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B0000000C7D55DA75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Курсив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-Italic" svg:font-family="Times-Italic" style:font-family-generic="roman" style:font-pitch="variable"/>
    <style:font-face style:name="TimesNewRomanPS-ItalicMT" svg:font-family="TimesNewRomanPS-ItalicMT" style:font-family-generic="roman" style:font-pitch="variable"/>
    <style:font-face style:name="UkrainianTextBook" svg:font-family="UkrainianTextBook" style:font-family-generic="roman" style:font-pitch="variable"/>
  </office:font-face-decls>
  <office:automatic-styles>
    <style:style style:name="Таблица1" style:family="table" style:master-page-name="First_20_Page">
      <style:table-properties style:width="16.999cm" fo:margin-left="0cm" fo:margin-top="0cm" fo:margin-bottom="0cm" style:page-number="auto" table:align="left" style:writing-mode="page"/>
    </style:style>
    <style:style style:name="Таблица1.A" style:family="table-column">
      <style:table-column-properties style:column-width="2.439cm"/>
    </style:style>
    <style:style style:name="Таблица1.B" style:family="table-column">
      <style:table-column-properties style:column-width="14.5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999cm" fo:margin-left="0cm" fo:margin-top="0cm" fo:margin-bottom="0cm" table:align="left" style:writing-mode="page"/>
    </style:style>
    <style:style style:name="Таблица2.A" style:family="table-column">
      <style:table-column-properties style:column-width="3.184cm"/>
    </style:style>
    <style:style style:name="Таблица2.B" style:family="table-column">
      <style:table-column-properties style:column-width="13.8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B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3" style:family="table">
      <style:table-properties style:width="16.999cm" fo:margin-left="0cm" fo:margin-top="0cm" fo:margin-bottom="0cm" table:align="left" style:writing-mode="page"/>
    </style:style>
    <style:style style:name="Таблица3.A" style:family="table-column">
      <style:table-column-properties style:column-width="3.177cm"/>
    </style:style>
    <style:style style:name="Таблица3.B" style:family="table-column">
      <style:table-column-properties style:column-width="13.8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3.B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4" style:family="table">
      <style:table-properties style:width="17.002cm" fo:margin-left="0cm" fo:margin-top="0cm" fo:margin-bottom="0cm" table:align="left" style:writing-mode="page"/>
    </style:style>
    <style:style style:name="Таблица4.A" style:family="table-column">
      <style:table-column-properties style:column-width="5.249cm"/>
    </style:style>
    <style:style style:name="Таблица4.B" style:family="table-column">
      <style:table-column-properties style:column-width="11.751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4.B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5" style:family="table">
      <style:table-properties style:width="17.002cm" fo:margin-left="0cm" fo:margin-top="0cm" fo:margin-bottom="0cm" table:align="left" style:writing-mode="page"/>
    </style:style>
    <style:style style:name="Таблица5.A" style:family="table-column">
      <style:table-column-properties style:column-width="5.249cm"/>
    </style:style>
    <style:style style:name="Таблица5.B" style:family="table-column">
      <style:table-column-properties style:column-width="2.484cm"/>
    </style:style>
    <style:style style:name="Таблица5.C" style:family="table-column">
      <style:table-column-properties style:column-width="9.2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5.B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6" style:family="table">
      <style:table-properties style:width="17.002cm" fo:margin-left="0cm" fo:margin-top="0cm" fo:margin-bottom="0cm" table:align="left" style:writing-mode="page"/>
    </style:style>
    <style:style style:name="Таблица6.A" style:family="table-column">
      <style:table-column-properties style:column-width="5.249cm"/>
    </style:style>
    <style:style style:name="Таблица6.B" style:family="table-column">
      <style:table-column-properties style:column-width="11.751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6.B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7" style:family="table">
      <style:table-properties style:width="17.002cm" fo:margin-left="0cm" fo:margin-top="0cm" fo:margin-bottom="0cm" table:align="left" style:writing-mode="page"/>
    </style:style>
    <style:style style:name="Таблица7.A" style:family="table-column">
      <style:table-column-properties style:column-width="5.249cm"/>
    </style:style>
    <style:style style:name="Таблица7.B" style:family="table-column">
      <style:table-column-properties style:column-width="11.75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7.B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8" style:family="table">
      <style:table-properties style:width="17.002cm" fo:margin-left="0cm" fo:margin-top="0cm" fo:margin-bottom="0cm" table:align="left" style:writing-mode="page"/>
    </style:style>
    <style:style style:name="Таблица8.A" style:family="table-column">
      <style:table-column-properties style:column-width="5.999cm"/>
    </style:style>
    <style:style style:name="Таблица8.B" style:family="table-column">
      <style:table-column-properties style:column-width="1.692cm"/>
    </style:style>
    <style:style style:name="Таблица8.C" style:family="table-column">
      <style:table-column-properties style:column-width="4.346cm"/>
    </style:style>
    <style:style style:name="Таблица8.D" style:family="table-column">
      <style:table-column-properties style:column-width="0.423cm"/>
    </style:style>
    <style:style style:name="Таблица8.E" style:family="table-column">
      <style:table-column-properties style:column-width="4.542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8.C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8.E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8.C2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8.E2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9" style:family="table">
      <style:table-properties style:width="17.002cm" fo:margin-left="0cm" fo:margin-top="0cm" fo:margin-bottom="0cm" table:align="left" style:writing-mode="page"/>
    </style:style>
    <style:style style:name="Таблица9.A" style:family="table-column">
      <style:table-column-properties style:column-width="5.999cm"/>
    </style:style>
    <style:style style:name="Таблица9.B" style:family="table-column">
      <style:table-column-properties style:column-width="1.692cm"/>
    </style:style>
    <style:style style:name="Таблица9.C" style:family="table-column">
      <style:table-column-properties style:column-width="4.346cm"/>
    </style:style>
    <style:style style:name="Таблица9.D" style:family="table-column">
      <style:table-column-properties style:column-width="0.423cm"/>
    </style:style>
    <style:style style:name="Таблица9.E" style:family="table-column">
      <style:table-column-properties style:column-width="4.542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9.C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9.E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9.C2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9.E2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10" style:family="table">
      <style:table-properties style:width="17.002cm" fo:margin-left="0cm" fo:margin-top="0cm" fo:margin-bottom="0cm" table:align="left" style:writing-mode="page"/>
    </style:style>
    <style:style style:name="Таблица10.A" style:family="table-column">
      <style:table-column-properties style:column-width="2.191cm"/>
    </style:style>
    <style:style style:name="Таблица10.B" style:family="table-column">
      <style:table-column-properties style:column-width="5.5cm"/>
    </style:style>
    <style:style style:name="Таблица10.C" style:family="table-column">
      <style:table-column-properties style:column-width="9.312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0.B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1" style:family="table">
      <style:table-properties style:width="16.999cm" style:rel-width="100%" fo:margin-left="0cm" fo:margin-top="0cm" fo:margin-bottom="0cm" table:align="left" style:writing-mode="page"/>
    </style:style>
    <style:style style:name="Таблица11.A" style:family="table-column">
      <style:table-column-properties style:column-width="9.389cm" style:rel-column-width="36201*"/>
    </style:style>
    <style:style style:name="Таблица11.B" style:family="table-column">
      <style:table-column-properties style:column-width="0.591cm" style:rel-column-width="2281*"/>
    </style:style>
    <style:style style:name="Таблица11.C" style:family="table-column">
      <style:table-column-properties style:column-width="0.804cm" style:rel-column-width="3099*"/>
    </style:style>
    <style:style style:name="Таблица11.D" style:family="table-column">
      <style:table-column-properties style:column-width="0.748cm" style:rel-column-width="2884*"/>
    </style:style>
    <style:style style:name="Таблица11.E" style:family="table-column">
      <style:table-column-properties style:column-width="0.968cm" style:rel-column-width="3735*"/>
    </style:style>
    <style:style style:name="Таблица11.F" style:family="table-column">
      <style:table-column-properties style:column-width="0.52cm" style:rel-column-width="2006*"/>
    </style:style>
    <style:style style:name="Таблица11.G" style:family="table-column">
      <style:table-column-properties style:column-width="1.088cm" style:rel-column-width="4194*"/>
    </style:style>
    <style:style style:name="Таблица11.H" style:family="table-column">
      <style:table-column-properties style:column-width="1.152cm" style:rel-column-width="4443*"/>
    </style:style>
    <style:style style:name="Таблица11.I" style:family="table-column">
      <style:table-column-properties style:column-width="0.744cm" style:rel-column-width="2871*"/>
    </style:style>
    <style:style style:name="Таблица11.J" style:family="table-column">
      <style:table-column-properties style:column-width="0.99cm" style:rel-column-width="3814*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1.H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1.A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1.H2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11.3" style:family="table-row">
      <style:table-row-properties style:min-row-height="0.4cm" fo:keep-together="auto"/>
    </style:style>
    <style:style style:name="Таблица11.A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1.B3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1.F3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1.G3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1.A4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1.G4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1.B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1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1.D5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1.E5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1.H5" style:family="table-cell">
      <style:table-cell-properties fo:background-color="transparent" fo:padding="0cm" fo:border="none">
        <style:background-image/>
      </style:table-cell-properties>
    </style:style>
    <style:style style:name="Таблица11.I5" style:family="table-cell">
      <style:table-cell-properties style:vertical-align="middle" fo:background-color="transparent" fo:padding="0cm" fo:border-left="none" fo:border-right="none" fo:border-top="none" fo:border-bottom="0.5pt solid #000000">
        <style:background-image/>
      </style:table-cell-properties>
    </style:style>
    <style:style style:name="Таблица12" style:family="table">
      <style:table-properties style:width="16.999cm" style:rel-width="100%" fo:margin-left="0cm" fo:margin-top="0cm" fo:margin-bottom="0cm" table:align="left" style:writing-mode="page"/>
    </style:style>
    <style:style style:name="Таблица12.A" style:family="table-column">
      <style:table-column-properties style:column-width="3.417cm" style:rel-column-width="13172*"/>
    </style:style>
    <style:style style:name="Таблица12.B" style:family="table-column">
      <style:table-column-properties style:column-width="2.972cm" style:rel-column-width="11456*"/>
    </style:style>
    <style:style style:name="Таблица12.C" style:family="table-column">
      <style:table-column-properties style:column-width="10.61cm" style:rel-column-width="40907*"/>
    </style:style>
    <style:style style:name="Таблица12.1" style:family="table-row">
      <style:table-row-properties style:min-row-height="0.035cm" fo:keep-together="auto"/>
    </style:style>
    <style:style style:name="Таблица12.A1" style:family="table-cell">
      <style:table-cell-properties style:vertical-align="bottom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2.B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2.A2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2.A3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none">
        <style:background-image/>
      </style:table-cell-properties>
    </style:style>
    <style:style style:name="Таблица13" style:family="table">
      <style:table-properties style:width="16.999cm" style:rel-width="100%" fo:margin-left="0cm" fo:margin-top="0cm" fo:margin-bottom="0cm" table:align="left" style:writing-mode="page"/>
    </style:style>
    <style:style style:name="Таблица13.A" style:family="table-column">
      <style:table-column-properties style:column-width="3.501cm" style:rel-column-width="13500*"/>
    </style:style>
    <style:style style:name="Таблица13.B" style:family="table-column">
      <style:table-column-properties style:column-width="13.497cm" style:rel-column-width="52034*"/>
    </style:style>
    <style:style style:name="Таблица13.1" style:family="table-row">
      <style:table-row-properties style:min-row-height="0.499cm" fo:keep-together="auto"/>
    </style:style>
    <style:style style:name="Таблица1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3.B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4" style:family="table">
      <style:table-properties style:width="16.999cm" style:rel-width="100%" fo:margin-left="0cm" fo:margin-top="0cm" fo:margin-bottom="0cm" table:align="left" style:writing-mode="page"/>
    </style:style>
    <style:style style:name="Таблица14.A" style:family="table-column">
      <style:table-column-properties style:column-width="6.856cm" style:rel-column-width="26436*"/>
    </style:style>
    <style:style style:name="Таблица14.B" style:family="table-column">
      <style:table-column-properties style:column-width="1.233cm" style:rel-column-width="4752*"/>
    </style:style>
    <style:style style:name="Таблица14.C" style:family="table-column">
      <style:table-column-properties style:column-width="8.909cm" style:rel-column-width="34347*"/>
    </style:style>
    <style:style style:name="Таблица14.1" style:family="table-row">
      <style:table-row-properties style:min-row-height="0.6cm" fo:keep-together="auto"/>
    </style:style>
    <style:style style:name="Таблица14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4.B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4.2" style:family="table-row">
      <style:table-row-properties fo:keep-together="auto"/>
    </style:style>
    <style:style style:name="Таблица14.A2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4.3" style:family="table-row">
      <style:table-row-properties fo:keep-together="auto"/>
    </style:style>
    <style:style style:name="Таблица14.A3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4.4" style:family="table-row">
      <style:table-row-properties fo:keep-together="auto"/>
    </style:style>
    <style:style style:name="Таблица14.A4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Таблица15" style:family="table">
      <style:table-properties style:width="17.002cm" fo:margin-left="0cm" fo:margin-top="0cm" fo:margin-bottom="0cm" table:align="left" style:writing-mode="page"/>
    </style:style>
    <style:style style:name="Таблица15.A" style:family="table-column">
      <style:table-column-properties style:column-width="5.249cm"/>
    </style:style>
    <style:style style:name="Таблица15.B" style:family="table-column">
      <style:table-column-properties style:column-width="0.501cm"/>
    </style:style>
    <style:style style:name="Таблица15.C" style:family="table-column">
      <style:table-column-properties style:column-width="1cm"/>
    </style:style>
    <style:style style:name="Таблица15.D" style:family="table-column">
      <style:table-column-properties style:column-width="0.75cm"/>
    </style:style>
    <style:style style:name="Таблица15.E" style:family="table-column">
      <style:table-column-properties style:column-width="2.752cm"/>
    </style:style>
    <style:style style:name="Таблица15.G" style:family="table-column">
      <style:table-column-properties style:column-width="0.998cm"/>
    </style:style>
    <style:style style:name="Таблица15.H" style:family="table-column">
      <style:table-column-properties style:column-width="4.748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5.B1" style:family="table-cell">
      <style:table-cell-properties fo:padding-left="0.191cm" fo:padding-right="0.191cm" fo:padding-top="0cm" fo:padding-bottom="0cm" fo:border="none"/>
    </style:style>
    <style:style style:name="Таблица15.C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5.D1" style:family="table-cell">
      <style:table-cell-properties fo:padding-left="0.191cm" fo:padding-right="0.191cm" fo:padding-top="0cm" fo:padding-bottom="0cm" fo:border="none"/>
    </style:style>
    <style:style style:name="Таблица15.E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15.F1" style:family="table-cell">
      <style:table-cell-properties fo:padding="0cm" fo:border="none"/>
    </style:style>
    <style:style style:name="Таблица15.G1" style:family="table-cell">
      <style:table-cell-properties style:vertical-align="middle" fo:background-color="transparent" fo:padding="0cm" fo:border-left="none" fo:border-right="none" fo:border-top="none" fo:border-bottom="0.5pt solid #000000">
        <style:background-image/>
      </style:table-cell-properties>
    </style:style>
    <style:style style:name="Таблица16" style:family="table">
      <style:table-properties style:width="16.999cm" style:rel-width="100%" fo:margin-left="0cm" fo:margin-top="0cm" fo:margin-bottom="0cm" table:align="left" style:writing-mode="page"/>
    </style:style>
    <style:style style:name="Таблица16.A" style:family="table-column">
      <style:table-column-properties style:column-width="5.249cm" style:rel-column-width="20237*"/>
    </style:style>
    <style:style style:name="Таблица16.B" style:family="table-column">
      <style:table-column-properties style:column-width="2.131cm" style:rel-column-width="8218*"/>
    </style:style>
    <style:style style:name="Таблица16.C" style:family="table-column">
      <style:table-column-properties style:column-width="4.852cm" style:rel-column-width="18710*"/>
    </style:style>
    <style:style style:name="Таблица16.D" style:family="table-column">
      <style:table-column-properties style:column-width="0.416cm" style:rel-column-width="1606*"/>
    </style:style>
    <style:style style:name="Таблица16.E" style:family="table-column">
      <style:table-column-properties style:column-width="4.348cm" style:rel-column-width="16764*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6.C1" style:family="table-cell">
      <style:table-cell-properties style:vertical-align="bottom" fo:background-color="transparent" fo:padding-left="0.191cm" fo:padding-right="0.191cm" fo:padding-top="0cm" fo:padding-bottom="0cm" fo:border-left="none" fo:border-right="none" fo:border-top="none" fo:border-bottom="1pt solid #000000">
        <style:background-image/>
      </style:table-cell-properties>
    </style:style>
    <style:style style:name="Таблица16.E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1pt solid #000000">
        <style:background-image/>
      </style:table-cell-properties>
    </style:style>
    <style:style style:name="Таблица16.C2" style:family="table-cell">
      <style:table-cell-properties fo:background-color="transparent" fo:padding-left="0.191cm" fo:padding-right="0.191cm" fo:padding-top="0cm" fo:padding-bottom="0cm" fo:border-left="none" fo:border-right="none" fo:border-top="1pt solid #000000" fo:border-bottom="none">
        <style:background-image/>
      </style:table-cell-properties>
    </style:style>
    <style:style style:name="Таблица16.E2" style:family="table-cell">
      <style:table-cell-properties fo:background-color="transparent" fo:padding-left="0.191cm" fo:padding-right="0.191cm" fo:padding-top="0cm" fo:padding-bottom="0cm" fo:border-left="none" fo:border-right="none" fo:border-top="1pt solid #000000" fo:border-bottom="none">
        <style:background-image/>
      </style:table-cell-properties>
    </style:style>
    <style:style style:name="Таблица16.E4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1pt solid #000000">
        <style:background-image/>
      </style:table-cell-properties>
    </style:style>
    <style:style style:name="Таблица16.5" style:family="table-row">
      <style:table-row-properties style:min-row-height="0.074cm" fo:keep-together="auto"/>
    </style:style>
    <style:style style:name="Таблица16.C5" style:family="table-cell">
      <style:table-cell-properties fo:background-color="transparent" fo:padding-left="0.191cm" fo:padding-right="0.191cm" fo:padding-top="0cm" fo:padding-bottom="0cm" fo:border-left="none" fo:border-right="none" fo:border-top="1pt solid #000000" fo:border-bottom="none">
        <style:background-image/>
      </style:table-cell-properties>
    </style:style>
    <style:style style:name="Таблица16.E5" style:family="table-cell">
      <style:table-cell-properties fo:background-color="transparent" fo:padding-left="0.191cm" fo:padding-right="0.191cm" fo:padding-top="0cm" fo:padding-bottom="0cm" fo:border-left="none" fo:border-right="none" fo:border-top="1pt solid #000000" fo:border-bottom="none">
        <style:background-image/>
      </style:table-cell-properties>
    </style:style>
    <style:style style:name="P1" style:family="paragraph" style:parent-style-name="Code">
      <style:text-properties officeooo:rsid="001e9ea7" officeooo:paragraph-rsid="001e9ea7"/>
    </style:style>
    <style:style style:name="P2" style:family="paragraph" style:parent-style-name="Code">
      <style:text-properties officeooo:paragraph-rsid="001f2efa"/>
    </style:style>
    <style:style style:name="P3" style:family="paragraph" style:parent-style-name="Code">
      <style:text-properties officeooo:paragraph-rsid="002d1cfc"/>
    </style:style>
    <style:style style:name="P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Footer">
      <style:paragraph-properties fo:text-align="end" style:justify-single-word="false"/>
    </style:style>
    <style:style style:name="P8" style:family="paragraph" style:parent-style-name="Footnote">
      <style:text-properties officeooo:rsid="001e9ea7" officeooo:paragraph-rsid="001e9ea7"/>
    </style:style>
    <style:style style:name="P9" style:family="paragraph" style:parent-style-name="Footnote">
      <style:text-properties officeooo:rsid="0023a0db" officeooo:paragraph-rsid="0023a0db"/>
    </style:style>
    <style:style style:name="P10" style:family="paragraph" style:parent-style-name="Header">
      <style:paragraph-properties fo:text-align="end" style:justify-single-word="false"/>
    </style:style>
    <style:style style:name="P11" style:family="paragraph" style:parent-style-name="Header">
      <style:paragraph-properties fo:text-align="end" style:justify-single-word="fals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1">
      <style:paragraph-properties fo:break-before="page"/>
      <style:text-properties officeooo:rsid="001c120a" officeooo:paragraph-rsid="001c120a"/>
    </style:style>
    <style:style style:name="P14" style:family="paragraph" style:parent-style-name="Heading_20_1">
      <style:text-properties officeooo:rsid="001c120a" officeooo:paragraph-rsid="001c120a"/>
    </style:style>
    <style:style style:name="P15" style:family="paragraph" style:parent-style-name="Heading_20_2">
      <style:text-properties officeooo:rsid="001c120a" officeooo:paragraph-rsid="001c120a"/>
    </style:style>
    <style:style style:name="P16" style:family="paragraph" style:parent-style-name="Heading_20_2">
      <style:text-properties officeooo:paragraph-rsid="001c999f"/>
    </style:style>
    <style:style style:name="P17" style:family="paragraph" style:parent-style-name="Heading_20_2">
      <style:text-properties officeooo:rsid="002ee6c0" officeooo:paragraph-rsid="002ee6c0"/>
    </style:style>
    <style:style style:name="P18" style:family="paragraph" style:parent-style-name="Heading_20_3">
      <style:text-properties officeooo:rsid="001c120a" officeooo:paragraph-rsid="001c120a"/>
    </style:style>
    <style:style style:name="P19" style:family="paragraph" style:parent-style-name="Heading_20_3">
      <style:text-properties officeooo:rsid="001c120a" officeooo:paragraph-rsid="001cf9ec"/>
    </style:style>
    <style:style style:name="P20" style:family="paragraph" style:parent-style-name="Heading_20_3">
      <style:text-properties officeooo:paragraph-rsid="001c120a"/>
    </style:style>
    <style:style style:name="P21" style:family="paragraph" style:parent-style-name="Heading_20_3">
      <style:text-properties officeooo:rsid="001c999f" officeooo:paragraph-rsid="001c999f"/>
    </style:style>
    <style:style style:name="P22" style:family="paragraph" style:parent-style-name="Heading_20_3">
      <style:text-properties officeooo:paragraph-rsid="002ee6c0"/>
    </style:style>
    <style:style style:name="P23" style:family="paragraph" style:parent-style-name="Standard">
      <style:text-properties fo:font-weight="bold" style:font-weight-asian="bold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margin-right="-0.004cm" fo:text-align="center" style:justify-single-word="false"/>
    </style:style>
    <style:style style:name="P2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5pt" fo:font-weight="bold" style:font-size-asian="5pt" style:font-weight-asian="bold"/>
    </style:style>
    <style:style style:name="P27" style:family="paragraph" style:parent-style-name="Standard">
      <style:text-properties officeooo:rsid="001c120a" officeooo:paragraph-rsid="001c120a"/>
    </style:style>
    <style:style style:name="P28" style:family="paragraph" style:parent-style-name="Standard">
      <style:text-properties officeooo:rsid="001c999f" officeooo:paragraph-rsid="001c999f"/>
    </style:style>
    <style:style style:name="P29" style:family="paragraph" style:parent-style-name="Standard">
      <style:text-properties officeooo:paragraph-rsid="001cf9ec"/>
    </style:style>
    <style:style style:name="P30" style:family="paragraph" style:parent-style-name="Standard" style:list-style-name="L1">
      <style:text-properties officeooo:rsid="001de1a2" officeooo:paragraph-rsid="001de1a2"/>
    </style:style>
    <style:style style:name="P31" style:family="paragraph" style:parent-style-name="Standard">
      <style:text-properties officeooo:rsid="001e9ea7" officeooo:paragraph-rsid="001e9ea7"/>
    </style:style>
    <style:style style:name="P32" style:family="paragraph" style:parent-style-name="Standard" style:list-style-name="L2">
      <style:text-properties officeooo:paragraph-rsid="001e9ea7"/>
    </style:style>
    <style:style style:name="P33" style:family="paragraph" style:parent-style-name="Standard">
      <style:text-properties officeooo:paragraph-rsid="001e9ea7"/>
    </style:style>
    <style:style style:name="P34" style:family="paragraph" style:parent-style-name="Standard">
      <style:paragraph-properties fo:text-indent="0cm" style:auto-text-indent="true"/>
    </style:style>
    <style:style style:name="P35" style:family="paragraph" style:parent-style-name="Standard">
      <style:text-properties officeooo:rsid="001f2efa" officeooo:paragraph-rsid="001f2efa"/>
    </style:style>
    <style:style style:name="P36" style:family="paragraph" style:parent-style-name="Standard">
      <style:text-properties officeooo:rsid="00210e40" officeooo:paragraph-rsid="00210e40"/>
    </style:style>
    <style:style style:name="P37" style:family="paragraph" style:parent-style-name="Standard">
      <style:text-properties officeooo:rsid="00221618" officeooo:paragraph-rsid="00221618"/>
    </style:style>
    <style:style style:name="P38" style:family="paragraph" style:parent-style-name="Standard">
      <style:text-properties officeooo:rsid="0023a0db" officeooo:paragraph-rsid="0023a0db"/>
    </style:style>
    <style:style style:name="P39" style:family="paragraph" style:parent-style-name="Standard">
      <style:paragraph-properties fo:text-indent="0cm" style:auto-text-indent="true"/>
      <style:text-properties officeooo:rsid="0023a0db" officeooo:paragraph-rsid="0023a0db"/>
    </style:style>
    <style:style style:name="P40" style:family="paragraph" style:parent-style-name="Standard">
      <style:text-properties officeooo:rsid="00249895" officeooo:paragraph-rsid="00249895"/>
    </style:style>
    <style:style style:name="P41" style:family="paragraph" style:parent-style-name="Standard">
      <style:text-properties officeooo:rsid="00286f5f" officeooo:paragraph-rsid="00286f5f"/>
    </style:style>
    <style:style style:name="P42" style:family="paragraph" style:parent-style-name="Standard">
      <style:paragraph-properties fo:text-indent="0cm" style:auto-text-indent="true"/>
      <style:text-properties officeooo:rsid="00286f5f" officeooo:paragraph-rsid="00286f5f"/>
    </style:style>
    <style:style style:name="P43" style:family="paragraph" style:parent-style-name="Standard">
      <style:text-properties officeooo:rsid="002921bc" officeooo:paragraph-rsid="002921bc"/>
    </style:style>
    <style:style style:name="P44" style:family="paragraph" style:parent-style-name="Standard">
      <style:paragraph-properties fo:text-indent="0cm" style:auto-text-indent="true"/>
      <style:text-properties officeooo:rsid="002921bc" officeooo:paragraph-rsid="002921bc"/>
    </style:style>
    <style:style style:name="P45" style:family="paragraph" style:parent-style-name="Standard" style:list-style-name="L3">
      <style:text-properties officeooo:rsid="002921bc" officeooo:paragraph-rsid="002921bc"/>
    </style:style>
    <style:style style:name="P46" style:family="paragraph" style:parent-style-name="Standard" style:list-style-name="L8">
      <style:text-properties officeooo:rsid="002921bc" officeooo:paragraph-rsid="002921bc"/>
    </style:style>
    <style:style style:name="P47" style:family="paragraph" style:parent-style-name="Standard" style:list-style-name="L10">
      <style:text-properties officeooo:rsid="002921bc" officeooo:paragraph-rsid="002921bc"/>
    </style:style>
    <style:style style:name="P48" style:family="paragraph" style:parent-style-name="Standard">
      <style:text-properties officeooo:paragraph-rsid="002921bc"/>
    </style:style>
    <style:style style:name="P49" style:family="paragraph" style:parent-style-name="Standard" style:list-style-name="L4">
      <style:text-properties officeooo:paragraph-rsid="002921bc"/>
    </style:style>
    <style:style style:name="P50" style:family="paragraph" style:parent-style-name="Standard" style:list-style-name="L7">
      <style:text-properties officeooo:paragraph-rsid="002921bc"/>
    </style:style>
    <style:style style:name="P51" style:family="paragraph" style:parent-style-name="Standard" style:list-style-name="L10">
      <style:text-properties officeooo:paragraph-rsid="002921bc"/>
    </style:style>
    <style:style style:name="P52" style:family="paragraph" style:parent-style-name="Standard">
      <style:text-properties officeooo:rsid="002a7b41" officeooo:paragraph-rsid="002a7b41"/>
    </style:style>
    <style:style style:name="P53" style:family="paragraph" style:parent-style-name="Standard">
      <style:text-properties officeooo:rsid="002b2b4d" officeooo:paragraph-rsid="002b2b4d"/>
    </style:style>
    <style:style style:name="P54" style:family="paragraph" style:parent-style-name="Standard">
      <style:text-properties officeooo:rsid="002cf67e" officeooo:paragraph-rsid="002cf67e"/>
    </style:style>
    <style:style style:name="P55" style:family="paragraph" style:parent-style-name="Standard">
      <style:text-properties officeooo:rsid="002d1cfc" officeooo:paragraph-rsid="002d1cfc"/>
    </style:style>
    <style:style style:name="P56" style:family="paragraph" style:parent-style-name="Standard">
      <style:text-properties officeooo:rsid="002d2fd0" officeooo:paragraph-rsid="002d2fd0"/>
    </style:style>
    <style:style style:name="P57" style:family="paragraph" style:parent-style-name="Standard" style:list-style-name="L11">
      <style:text-properties officeooo:rsid="002d2fd0" officeooo:paragraph-rsid="002d2fd0"/>
    </style:style>
    <style:style style:name="P58" style:family="paragraph" style:parent-style-name="Standard">
      <style:text-properties officeooo:rsid="002e6001" officeooo:paragraph-rsid="002e6001"/>
    </style:style>
    <style:style style:name="P59" style:family="paragraph" style:parent-style-name="Standard">
      <style:text-properties officeooo:paragraph-rsid="002e6001"/>
    </style:style>
    <style:style style:name="P60" style:family="paragraph" style:parent-style-name="Standard">
      <style:text-properties officeooo:rsid="002ee6c0" officeooo:paragraph-rsid="002ee6c0"/>
    </style:style>
    <style:style style:name="P61" style:family="paragraph" style:parent-style-name="Standard">
      <style:text-properties officeooo:paragraph-rsid="002ee6c0"/>
    </style:style>
    <style:style style:name="P62" style:family="paragraph" style:parent-style-name="Standard">
      <style:text-properties officeooo:paragraph-rsid="003020b9"/>
    </style:style>
    <style:style style:name="P63" style:family="paragraph" style:parent-style-name="Text_20_body">
      <style:paragraph-properties fo:text-align="center" style:justify-single-word="false"/>
      <style:text-properties officeooo:paragraph-rsid="00283389"/>
    </style:style>
    <style:style style:name="P64" style:family="paragraph" style:parent-style-name="Text_20_body">
      <style:text-properties officeooo:paragraph-rsid="00283389"/>
    </style:style>
    <style:style style:name="P65" style:family="paragraph" style:parent-style-name="Text_20_body">
      <style:paragraph-properties fo:text-align="center" style:justify-single-word="false"/>
      <style:text-properties fo:font-weight="bold" officeooo:paragraph-rsid="00283389" style:font-weight-asian="bold" style:font-weight-complex="bold"/>
    </style:style>
    <style:style style:name="P66" style:family="paragraph" style:parent-style-name="Text_20_body" style:master-page-name="Converted2">
      <style:paragraph-properties style:page-number="1" fo:break-before="page"/>
      <style:text-properties fo:font-weight="bold" officeooo:paragraph-rsid="00283389" style:font-weight-asian="bold" style:font-weight-complex="bold"/>
    </style:style>
    <style:style style:name="P67" style:family="paragraph" style:parent-style-name="Text_20_body">
      <style:text-properties fo:font-weight="bold" officeooo:paragraph-rsid="00283389" style:font-weight-asian="bold" style:font-weight-complex="bold"/>
    </style:style>
    <style:style style:name="P68" style:family="paragraph" style:parent-style-name="Text_20_body">
      <style:text-properties officeooo:rsid="00283389" officeooo:paragraph-rsid="00283389"/>
    </style:style>
    <style:style style:name="P69" style:family="paragraph" style:parent-style-name="Text_20_body">
      <style:text-properties fo:font-size="12pt" officeooo:paragraph-rsid="00283389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5pt" fo:font-weight="bold" style:font-size-asian="5pt" style:font-weight-asian="bold"/>
    </style:style>
    <style:style style:name="T4" style:family="text">
      <style:text-properties style:font-style-complex="italic"/>
    </style:style>
    <style:style style:name="T5" style:family="text">
      <style:text-properties fo:font-style="italic" style:font-style-asian="italic"/>
    </style:style>
    <style:style style:name="T6" style:family="text">
      <style:text-properties fo:font-style="italic" style:font-style-asian="italic" style:font-weight-complex="bold"/>
    </style:style>
    <style:style style:name="T7" style:family="text">
      <style:text-properties fo:font-style="italic" fo:font-weight="bold" style:font-style-asian="italic" style:font-weight-asian="bold"/>
    </style:style>
    <style:style style:name="T8" style:family="text">
      <style:text-properties fo:font-style="italic" fo:font-weight="bold" officeooo:rsid="002921bc" style:font-style-asian="italic" style:font-weight-asian="bold" style:font-style-complex="italic" style:font-weight-complex="bold"/>
    </style:style>
    <style:style style:name="T9" style:family="text">
      <style:text-properties fo:font-size="9pt" fo:font-style="italic" style:font-size-asian="9pt" style:font-style-asian="italic"/>
    </style:style>
    <style:style style:name="T10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T11" style:family="text">
      <style:text-properties fo:font-size="18pt" fo:font-weight="bold" style:font-size-asian="18pt" style:font-weight-asian="bold"/>
    </style:style>
    <style:style style:name="T12" style:family="text">
      <style:text-properties fo:font-size="14pt" style:font-size-asian="14pt" style:font-size-complex="14pt" style:font-weight-complex="bold"/>
    </style:style>
    <style:style style:name="T13" style:family="text">
      <style:text-properties fo:font-size="14pt" style:font-name-asian="Calibri1" style:font-size-asian="14pt" style:font-size-complex="14pt" style:font-weight-complex="bold"/>
    </style:style>
    <style:style style:name="T14" style:family="text">
      <style:text-properties fo:font-size="14pt" fo:font-style="italic" style:font-size-asian="14pt" style:font-style-asian="italic" style:font-size-complex="14pt" style:font-weight-complex="bold"/>
    </style:style>
    <style:style style:name="T15" style:family="text">
      <style:text-properties fo:font-size="14pt" fo:font-style="italic" officeooo:rsid="00283389" style:font-size-asian="14pt" style:font-style-asian="italic" style:font-size-complex="14pt" style:font-weight-complex="bold"/>
    </style:style>
    <style:style style:name="T16" style:family="text">
      <style:text-properties style:font-weight-complex="bold"/>
    </style:style>
    <style:style style:name="T17" style:family="text">
      <style:text-properties style:font-name-asian="Calibri1" style:font-weight-complex="bold"/>
    </style:style>
    <style:style style:name="T18" style:family="text">
      <style:text-properties fo:font-size="8pt" style:font-name-asian="Calibri1" style:font-size-asian="8pt" style:font-size-complex="8pt" style:font-weight-complex="bold"/>
    </style:style>
    <style:style style:name="T19" style:family="text">
      <style:text-properties fo:font-size="8pt" style:font-size-asian="8pt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font-size="8pt" fo:font-weight="bold" style:font-size-asian="8pt" style:font-weight-asian="bold"/>
    </style:style>
    <style:style style:name="T22" style:family="text">
      <style:text-properties fo:font-size="11pt" style:font-name-asian="Calibri1" style:font-size-asian="11pt" style:font-size-complex="11pt" style:font-weight-complex="bold"/>
    </style:style>
    <style:style style:name="T23" style:family="text">
      <style:text-properties fo:font-size="11pt" fo:font-style="italic" style:font-name-asian="Calibri1" style:font-size-asian="11pt" style:font-style-asian="italic" style:font-size-complex="11pt"/>
    </style:style>
    <style:style style:name="T24" style:family="text">
      <style:text-properties fo:font-size="11pt" fo:font-weight="bold" style:font-size-asian="11pt" style:font-weight-asian="bold" style:font-size-complex="11pt"/>
    </style:style>
    <style:style style:name="T25" style:family="text">
      <style:text-properties fo:font-size="10pt" fo:language="en" fo:country="US" style:font-size-asian="10pt" style:font-size-complex="10pt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font-size="10pt" officeooo:rsid="00283389" style:font-size-asian="10pt" style:font-size-complex="10pt"/>
    </style:style>
    <style:style style:name="T28" style:family="text">
      <style:text-properties fo:language="en" fo:country="US"/>
    </style:style>
    <style:style style:name="T29" style:family="text">
      <style:text-properties fo:language="en" fo:country="US" officeooo:rsid="00283389"/>
    </style:style>
    <style:style style:name="T30" style:family="text">
      <style:text-properties fo:font-size="16pt" fo:font-weight="bold" style:font-size-asian="16pt" style:font-weight-asian="bold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7pt" style:font-size-asian="7pt"/>
    </style:style>
    <style:style style:name="T33" style:family="text">
      <style:text-properties style:font-name="Calibri" fo:font-size="11pt" style:font-name-asian="F" style:font-size-asian="11pt" style:font-name-complex="F" style:font-size-complex="11pt"/>
    </style:style>
    <style:style style:name="T34" style:family="text">
      <style:text-properties officeooo:rsid="001c120a"/>
    </style:style>
    <style:style style:name="T35" style:family="text">
      <style:text-properties officeooo:rsid="001c999f"/>
    </style:style>
    <style:style style:name="T36" style:family="text">
      <style:text-properties officeooo:rsid="001cf9ec"/>
    </style:style>
    <style:style style:name="T37" style:family="text">
      <style:text-properties officeooo:rsid="001de1a2"/>
    </style:style>
    <style:style style:name="T38" style:family="text">
      <style:text-properties officeooo:rsid="001e9ea7"/>
    </style:style>
    <style:style style:name="T39" style:family="text">
      <style:text-properties style:font-name="Times New Roman"/>
    </style:style>
    <style:style style:name="T40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font-name="Times New Roman" fo:font-style="normal" fo:font-weight="normal" officeooo:rsid="002921bc" style:font-style-asian="normal" style:font-weight-asian="normal" style:font-style-complex="normal" style:font-weight-complex="normal"/>
    </style:style>
    <style:style style:name="T43" style:family="text">
      <style:text-properties officeooo:rsid="001f2efa"/>
    </style:style>
    <style:style style:name="T44" style:family="text">
      <style:text-properties officeooo:rsid="00202bc0"/>
    </style:style>
    <style:style style:name="T45" style:family="text">
      <style:text-properties officeooo:rsid="00210e40"/>
    </style:style>
    <style:style style:name="T46" style:family="text">
      <style:text-properties officeooo:rsid="00221618"/>
    </style:style>
    <style:style style:name="T47" style:family="text">
      <style:text-properties officeooo:rsid="0023a0db"/>
    </style:style>
    <style:style style:name="T48" style:family="text">
      <style:text-properties officeooo:rsid="00249895"/>
    </style:style>
    <style:style style:name="T49" style:family="text">
      <style:text-properties officeooo:rsid="00283389"/>
    </style:style>
    <style:style style:name="T50" style:family="text">
      <style:text-properties officeooo:rsid="002921bc"/>
    </style:style>
    <style:style style:name="T51" style:family="text">
      <style:text-properties fo:font-style="normal" fo:font-weight="normal" officeooo:rsid="002921bc" style:font-style-asian="normal" style:font-weight-asian="normal" style:font-style-complex="normal" style:font-weight-complex="normal"/>
    </style:style>
    <style:style style:name="T52" style:family="text">
      <style:text-properties officeooo:rsid="002b2b4d"/>
    </style:style>
    <style:style style:name="T53" style:family="text">
      <style:text-properties officeooo:rsid="002d1cfc"/>
    </style:style>
    <style:style style:name="T54" style:family="text">
      <style:text-properties officeooo:rsid="002e6001"/>
    </style:style>
    <style:style style:name="T55" style:family="text">
      <style:text-properties officeooo:rsid="002ee6c0"/>
    </style:style>
    <style:style style:name="T56" style:family="text">
      <style:text-properties officeooo:rsid="003020b9"/>
    </style:style>
    <style:style style:name="T57" style:family="text">
      <style:text-properties officeooo:rsid="0031bd03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3" loext:marker-style-name="T1"><draw:frame draw:style-name="fr1" draw:name="Picture 2" text:anchor-type="char" svg:x="-0.039cm" svg:y="0.582cm" svg:width="2.037cm" svg:height="2.302cm" draw:z-index="0"><draw:image xlink:href="Pictures/10000000000000B0000000C7D55DA752.jpg" xlink:type="simple" xlink:show="embed" xlink:actuate="onLoad" draw:mime-type="image/jpeg"/><svg:desc>Gerb-BMSTU_01</svg:desc><draw:contour-polygon svg:width="1.98cm" svg:height="2.3cm" svg:viewBox="0 0 1980 2300" draw:points="25,0 25,2300 2005,2300 2005,0" draw:recreate-on-edit="false"/></draw:frame></text:p>
          </table:table-cell>
          <table:table-cell table:style-name="Таблица1.A1" office:value-type="string">
            <text:p text:style-name="P24" loext:marker-style-name="T1"><text:span text:style-name="T1">Министерство науки и высшего образования Российской Федерации</text:span><text:span text:style-name="T1"/></text:p>
            <text:p text:style-name="P24" loext:marker-style-name="T1"><text:span text:style-name="T1">Федеральное государственное бюджетное образовательное учреждение </text:span><text:span text:style-name="T1"/></text:p>
            <text:p text:style-name="P24" loext:marker-style-name="T1"><text:span text:style-name="T1">высшего образования</text:span><text:span text:style-name="T1"/></text:p>
            <text:p text:style-name="P25" loext:marker-style-name="T1"><text:span text:style-name="T1">«Московский государственный технический университет</text:span><text:span text:style-name="T1"/></text:p>
            <text:p text:style-name="P25" loext:marker-style-name="T1"><text:span text:style-name="T1">имени Н.Э. Баумана</text:span><text:span text:style-name="T1"/></text:p>
            <text:p text:style-name="P24" loext:marker-style-name="T1"><text:span text:style-name="T1">(национальный исследовательский университет)»</text:span><text:span text:style-name="T1"/></text:p>
            <text:p text:style-name="P24" loext:marker-style-name="T1"><text:span text:style-name="T1">(МГТУ им. Н.Э. Баумана)</text:span><text:span text:style-name="T1"/></text:p>
          </table:table-cell>
        </table:table-row>
      </table:table>
      <text:p text:style-name="P26" loext:marker-style-name="T3"><text:bookmark-start text:name="_Toc517821217"/></text:p>
      <text:p text:style-name="P34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4">ФАКУЛЬТЕТ</text:p>
          </table:table-cell>
          <table:table-cell table:style-name="Таблица2.B1" office:value-type="string">
            <text:p text:style-name="P64">ИУ «Информатика и системы управления»</text:p>
          </table:table-cell>
        </table:table-row>
      </table:table>
      <text:p text:style-name="P64"/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64">КАФЕДРА</text:p>
          </table:table-cell>
          <table:table-cell table:style-name="Таблица3.B1" office:value-type="string">
            <text:p text:style-name="P64">ИУ-1 «Системы автоматического управления»</text:p>
          </table:table-cell>
        </table:table-row>
      </table:table>
      <text:p text:style-name="P64"/>
      <text:p text:style-name="P64"/>
      <text:p text:style-name="P64"/>
      <text:p text:style-name="P65">ОТЧЕТ ПО УЧЕБНОЙ ПРАКТИКЕ</text:p>
      <text:p text:style-name="P64"/>
      <text:p text:style-name="P64"/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64">Студент</text:p>
          </table:table-cell>
          <table:table-cell table:style-name="Таблица4.B1" office:value-type="string">
            <text:p text:style-name="P68">Никулин Лев Васильевич</text:p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64">Группа</text:p>
          </table:table-cell>
          <table:table-cell table:style-name="Таблица5.B1" office:value-type="string">
            <text:p text:style-name="P64">ИУ1-1<text:span text:style-name="T49">2</text:span>Б</text:p>
          </table:table-cell>
          <table:table-cell table:style-name="Таблица5.A1" office:value-type="string">
            <text:p text:style-name="P64"/>
          </table:table-cell>
        </table:table-row>
      </table:table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64">Тип практики</text:p>
          </table:table-cell>
          <table:table-cell table:style-name="Таблица6.B1" office:value-type="string">
            <text:p text:style-name="P64">Учебный практикум</text:p>
          </table:table-cell>
        </table:table-row>
      </table:table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64">Название предприятия</text:p>
          </table:table-cell>
          <table:table-cell table:style-name="Таблица7.B1" office:value-type="string">
            <text:p text:style-name="P64">Кафедра «Системы автоматического управления»</text:p>
          </table:table-cell>
        </table:table-row>
      </table:table>
      <text:p text:style-name="P64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row table:style-name="Таблица8.1">
          <table:table-cell table:style-name="Таблица8.A1" office:value-type="string">
            <text:p text:style-name="P64">Студент</text:p>
          </table:table-cell>
          <table:table-cell table:style-name="Таблица8.A1" office:value-type="string">
            <text:p text:style-name="P64"/>
          </table:table-cell>
          <table:table-cell table:style-name="Таблица8.C1" office:value-type="string">
            <text:p text:style-name="P64"><text:span text:style-name="T25">24</text:span><text:span text:style-name="T26">/</text:span><text:span text:style-name="T25">12</text:span><text:span text:style-name="T26">/202</text:span><text:span text:style-name="T27">3</text:span></text:p>
          </table:table-cell>
          <table:table-cell table:style-name="Таблица8.A1" office:value-type="string">
            <text:p text:style-name="P64"/>
          </table:table-cell>
          <table:table-cell table:style-name="Таблица8.E1" office:value-type="string">
            <text:p text:style-name="P68">Л.В. Никулин</text:p>
          </table:table-cell>
        </table:table-row>
        <table:table-row table:style-name="Таблица8.1">
          <table:table-cell table:style-name="Таблица8.A1" office:value-type="string">
            <text:p text:style-name="P64"/>
          </table:table-cell>
          <table:table-cell table:style-name="Таблица8.A1" office:value-type="string">
            <text:p text:style-name="P64"/>
          </table:table-cell>
          <table:table-cell table:style-name="Таблица8.C2" office:value-type="string">
            <text:p text:style-name="P64">(Подпись, дата)</text:p>
          </table:table-cell>
          <table:table-cell table:style-name="Таблица8.A1" office:value-type="string">
            <text:p text:style-name="P64"/>
          </table:table-cell>
          <table:table-cell table:style-name="Таблица8.E2" office:value-type="string">
            <text:p text:style-name="P64">(И.О. Фамилия)</text:p>
          </table:table-cell>
        </table:table-row>
      </table:table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row table:style-name="Таблица9.1">
          <table:table-cell table:style-name="Таблица9.A1" office:value-type="string">
            <text:p text:style-name="P64">Руководитель практики</text:p>
          </table:table-cell>
          <table:table-cell table:style-name="Таблица9.A1" office:value-type="string">
            <text:p text:style-name="P64"/>
          </table:table-cell>
          <table:table-cell table:style-name="Таблица9.C1" office:value-type="string">
            <text:p text:style-name="P64"><text:span text:style-name="T25">24</text:span><text:span text:style-name="T26">/12/202</text:span><text:span text:style-name="T27">3</text:span></text:p>
          </table:table-cell>
          <table:table-cell table:style-name="Таблица9.A1" office:value-type="string">
            <text:p text:style-name="P64"/>
          </table:table-cell>
          <table:table-cell table:style-name="Таблица9.E1" office:value-type="string">
            <text:p text:style-name="P64">А.А. Николаев</text:p>
          </table:table-cell>
        </table:table-row>
        <table:table-row table:style-name="Таблица9.1">
          <table:table-cell table:style-name="Таблица9.A1" office:value-type="string">
            <text:p text:style-name="P64"/>
          </table:table-cell>
          <table:table-cell table:style-name="Таблица9.A1" office:value-type="string">
            <text:p text:style-name="P64"/>
          </table:table-cell>
          <table:table-cell table:style-name="Таблица9.C2" office:value-type="string">
            <text:p text:style-name="P64">(Подпись, дата)</text:p>
          </table:table-cell>
          <table:table-cell table:style-name="Таблица9.A1" office:value-type="string">
            <text:p text:style-name="P64"/>
          </table:table-cell>
          <table:table-cell table:style-name="Таблица9.E2" office:value-type="string">
            <text:p text:style-name="P64">(И.О. Фамилия)</text:p>
          </table:table-cell>
        </table:table-row>
      </table:table>
      <text:p text:style-name="P64"/>
      <text:p text:style-name="P64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office:value-type="string">
            <text:p text:style-name="P64">Оценка</text:p>
          </table:table-cell>
          <table:table-cell table:style-name="Таблица10.B1" office:value-type="string">
            <text:p text:style-name="P64"/>
          </table:table-cell>
          <table:table-cell table:style-name="Таблица10.A1" office:value-type="string">
            <text:p text:style-name="P64"/>
          </table:table-cell>
        </table:table-row>
      </table:table>
      <text:p text:style-name="P64"/>
      <text:p text:style-name="P64"/>
      <text:p text:style-name="P63"><text:span text:style-name="T14">202</text:span><text:span text:style-name="T15">3</text:span><text:span text:style-name="T14"> г</text:span><text:span text:style-name="T6">.</text:span><text:span text:style-name="T28"> </text:span></text:p>
      <text:p text:style-name="P66">Министерство науки и высшего образования Российской Федерации</text:p>
      <text:p text:style-name="P67">Федеральное государственное бюджетное образовательное учреждение </text:p>
      <text:p text:style-name="P67">высшего образования</text:p>
      <text:p text:style-name="P67">«Московский государственный технический университет имени Н.Э. Баумана</text:p>
      <text:p text:style-name="P67">(национальный исследовательский университет)»</text:p>
      <text:p text:style-name="P67">(МГТУ им. Н.Э. Баумана)</text:p>
      <text:p text:style-name="P64"/>
      <text:p text:style-name="P64">УТВЕРЖДАЮ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column table:style-name="Таблица11.G"/>
        <table:table-column table:style-name="Таблица11.H"/>
        <table:table-column table:style-name="Таблица11.I"/>
        <table:table-column table:style-name="Таблица11.J"/>
        <table:table-row table:style-name="Таблица11.1">
          <table:table-cell table:style-name="Таблица11.A1" table:number-columns-spanned="7" office:value-type="string">
            <text:p text:style-name="P64">Заведующий кафедро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H1" table:number-columns-spanned="3" office:value-type="string">
            <text:p text:style-name="P64">ИУ-1</text:p>
          </table:table-cell>
          <table:covered-table-cell/>
          <table:covered-table-cell/>
        </table:table-row>
        <table:table-row table:style-name="Таблица11.1">
          <table:table-cell table:style-name="Таблица11.A2" table:number-columns-spanned="7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1.H2" table:number-columns-spanned="3" office:value-type="string">
            <text:p text:style-name="P64">(Индекс)</text:p>
          </table:table-cell>
          <table:covered-table-cell/>
          <table:covered-table-cell/>
        </table:table-row>
        <table:table-row table:style-name="Таблица11.3">
          <table:table-cell table:style-name="Таблица11.A3" office:value-type="string">
            <text:p text:style-name="P64"/>
          </table:table-cell>
          <table:table-cell table:style-name="Таблица11.B3" table:number-columns-spanned="4" office:value-type="string">
            <text:p text:style-name="P64"/>
          </table:table-cell>
          <table:covered-table-cell/>
          <table:covered-table-cell/>
          <table:covered-table-cell/>
          <table:table-cell table:style-name="Таблица11.F3" office:value-type="string">
            <text:p text:style-name="P64"/>
          </table:table-cell>
          <table:table-cell table:style-name="Таблица11.G3" table:number-columns-spanned="4" office:value-type="string">
            <text:p text:style-name="P64">К.А. Неусыпин</text:p>
          </table:table-cell>
          <table:covered-table-cell/>
          <table:covered-table-cell/>
          <table:covered-table-cell/>
        </table:table-row>
        <table:table-row table:style-name="Таблица11.3">
          <table:table-cell table:style-name="Таблица11.A4" table:number-columns-spanned="6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1.G4" table:number-columns-spanned="4" office:value-type="string">
            <text:p text:style-name="P64">(И.О. Фамилия)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1" office:value-type="string">
            <text:p text:style-name="P64"/>
          </table:table-cell>
          <table:table-cell table:style-name="Таблица11.B5" office:value-type="string">
            <text:p text:style-name="P64">«</text:p>
          </table:table-cell>
          <table:table-cell table:style-name="Таблица11.C5" office:value-type="string">
            <text:p text:style-name="P64">24</text:p>
          </table:table-cell>
          <table:table-cell table:style-name="Таблица11.D5" office:value-type="string">
            <text:p text:style-name="P64">»</text:p>
          </table:table-cell>
          <table:table-cell table:style-name="Таблица11.E5" table:number-columns-spanned="3" office:value-type="string">
            <text:p text:style-name="P64">сентября</text:p>
          </table:table-cell>
          <table:covered-table-cell/>
          <table:covered-table-cell/>
          <table:table-cell table:style-name="Таблица11.H5" office:value-type="string">
            <text:p text:style-name="P64">20</text:p>
          </table:table-cell>
          <table:table-cell table:style-name="Таблица11.I5" office:value-type="string">
            <text:p text:style-name="P64">2<text:span text:style-name="T49">3</text:span></text:p>
          </table:table-cell>
          <table:table-cell table:style-name="Таблица11.A1" office:value-type="string">
            <text:p text:style-name="P64">г.</text:p>
          </table:table-cell>
        </table:table-row>
      </table:table>
      <text:p text:style-name="P64"/>
      <text:p text:style-name="P64"/>
      <text:p text:style-name="P67">ЗАДАНИЕ</text:p>
      <text:p text:style-name="P67">на прохождение учебной практики</text:p>
      <text:p text:style-name="P64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office:value-type="string">
            <text:p text:style-name="P64">Студент группы</text:p>
          </table:table-cell>
          <table:table-cell table:style-name="Таблица12.B1" office:value-type="string">
            <text:p text:style-name="P64">ИУ1-1<text:span text:style-name="T49">2</text:span>Б</text:p>
          </table:table-cell>
          <table:table-cell table:style-name="Таблица12.A1" office:value-type="string">
            <text:p text:style-name="P64"/>
          </table:table-cell>
        </table:table-row>
        <table:table-row table:style-name="Таблица12.1">
          <table:table-cell table:style-name="Таблица12.A2" table:number-columns-spanned="3" office:value-type="string">
            <text:p text:style-name="P68">Никулин Лев Васильевич</text:p>
          </table:table-cell>
          <table:covered-table-cell/>
          <table:covered-table-cell/>
        </table:table-row>
        <table:table-row table:style-name="Таблица12.1">
          <table:table-cell table:style-name="Таблица12.A3" table:number-columns-spanned="3" office:value-type="string">
            <text:p text:style-name="P64">(Фамилия, имя, отчество)</text:p>
          </table:table-cell>
          <table:covered-table-cell/>
          <table:covered-table-cell/>
        </table:table-row>
      </table:table>
      <text:p text:style-name="P64"/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64">Задание</text:p>
          </table:table-cell>
          <table:table-cell table:style-name="Таблица13.B1" office:value-type="string">
            <text:p text:style-name="P64">Ознакомление с системой контроля и доставки версий <text:span text:style-name="T28">Git</text:span>, удалённым </text:p>
          </table:table-cell>
        </table:table-row>
        <table:table-row table:style-name="Таблица13.1">
          <table:table-cell table:style-name="Таблица13.B1" table:number-columns-spanned="2" office:value-type="string">
            <text:p text:style-name="P64">репозиторием проектов <text:span text:style-name="T28">GitHub</text:span>, основами программирования на <text:span text:style-name="T29">Java.</text:span></text:p>
          </table:table-cell>
          <table:covered-table-cell/>
        </table:table-row>
        <table:table-row table:style-name="Таблица13.1">
          <table:table-cell table:style-name="Таблица13.B1" table:number-columns-spanned="2" office:value-type="string">
            <text:p text:style-name="P64">Реализация программного кода.</text:p>
          </table:table-cell>
          <table:covered-table-cell/>
        </table:table-row>
        <table:table-row table:style-name="Таблица13.1">
          <table:table-cell table:style-name="Таблица13.B1" table:number-columns-spanned="2" office:value-type="string">
            <text:p text:style-name="P64"/>
          </table:table-cell>
          <table:covered-table-cell/>
        </table:table-row>
        <table:table-row table:style-name="Таблица13.1">
          <table:table-cell table:style-name="Таблица13.B1" table:number-columns-spanned="2" office:value-type="string">
            <text:p text:style-name="P64"/>
          </table:table-cell>
          <table:covered-table-cell/>
        </table:table-row>
        <table:table-row table:style-name="Таблица13.1">
          <table:table-cell table:style-name="Таблица13.B1" table:number-columns-spanned="2" office:value-type="string">
            <text:p text:style-name="P64"/>
          </table:table-cell>
          <table:covered-table-cell/>
        </table:table-row>
        <table:table-row table:style-name="Таблица13.1">
          <table:table-cell table:style-name="Таблица13.B1" table:number-columns-spanned="2" office:value-type="string">
            <text:p text:style-name="P64"/>
          </table:table-cell>
          <table:covered-table-cell/>
        </table:table-row>
        <table:table-row table:style-name="Таблица13.1">
          <table:table-cell table:style-name="Таблица13.B1" table:number-columns-spanned="2" office:value-type="string">
            <text:p text:style-name="P64"/>
          </table:table-cell>
          <table:covered-table-cell/>
        </table:table-row>
        <table:table-row table:style-name="Таблица13.1">
          <table:table-cell table:style-name="Таблица13.B1" table:number-columns-spanned="2" office:value-type="string">
            <text:p text:style-name="P64"/>
          </table:table-cell>
          <table:covered-table-cell/>
        </table:table-row>
        <text:soft-page-break/>
        <table:table-row table:style-name="Таблица13.1">
          <table:table-cell table:style-name="Таблица13.B1" table:number-columns-spanned="2" office:value-type="string">
            <text:p text:style-name="P64"><text:bookmark text:name="_Hlk529131713"/></text:p>
          </table:table-cell>
          <table:covered-table-cell/>
        </table:table-row>
      </table:table>
      <text:p text:style-name="P64"/>
      <text:p text:style-name="P64">Оформление отчета по практике:</text:p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 table:style-name="Таблица14.1">
          <table:table-cell table:style-name="Таблица14.A1" office:value-type="string">
            <text:p text:style-name="P64">Отчет на</text:p>
          </table:table-cell>
          <table:table-cell table:style-name="Таблица14.B1" office:value-type="string">
            <text:p text:style-name="P64">24</text:p>
          </table:table-cell>
          <table:table-cell table:style-name="Таблица14.A1" office:value-type="string">
            <text:p text:style-name="P64">листах формата А4.</text:p>
          </table:table-cell>
        </table:table-row>
        <table:table-row table:style-name="Таблица14.2">
          <table:table-cell table:style-name="Таблица14.A2" table:number-columns-spanned="3" office:value-type="string">
            <text:p text:style-name="P64">Перечень графического (иллюстративного) материала (чертежи, плакаты, слайды и т.п.)</text:p>
          </table:table-cell>
          <table:covered-table-cell/>
          <table:covered-table-cell/>
        </table:table-row>
        <table:table-row table:style-name="Таблица14.3">
          <table:table-cell table:style-name="Таблица14.A3" table:number-columns-spanned="3" office:value-type="string">
            <text:p text:style-name="P64">оформление графического материала в отчете по практике не предусмотрено</text:p>
          </table:table-cell>
          <table:covered-table-cell/>
          <table:covered-table-cell/>
        </table:table-row>
        <table:table-row table:style-name="Таблица14.4">
          <table:table-cell table:style-name="Таблица14.A4" table:number-columns-spanned="3" office:value-type="string">
            <text:p text:style-name="P64"/>
          </table:table-cell>
          <table:covered-table-cell/>
          <table:covered-table-cell/>
        </table:table-row>
      </table:table>
      <text:p text:style-name="P64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column table:style-name="Таблица15.E"/>
        <table:table-column table:style-name="Таблица15.C"/>
        <table:table-column table:style-name="Таблица15.G"/>
        <table:table-column table:style-name="Таблица15.H"/>
        <table:table-row table:style-name="Таблица15.1">
          <table:table-cell table:style-name="Таблица15.A1" office:value-type="string">
            <text:p text:style-name="P64">Дата выдачи задания</text:p>
          </table:table-cell>
          <table:table-cell table:style-name="Таблица15.B1" office:value-type="string">
            <text:p text:style-name="P64">«</text:p>
          </table:table-cell>
          <table:table-cell table:style-name="Таблица15.C1" office:value-type="string">
            <text:p text:style-name="P64">24</text:p>
          </table:table-cell>
          <table:table-cell table:style-name="Таблица15.D1" office:value-type="string">
            <text:p text:style-name="P64">»</text:p>
          </table:table-cell>
          <table:table-cell table:style-name="Таблица15.E1" office:value-type="string">
            <text:p text:style-name="P64">сентября</text:p>
          </table:table-cell>
          <table:table-cell table:style-name="Таблица15.F1" office:value-type="string">
            <text:p text:style-name="P64">20</text:p>
          </table:table-cell>
          <table:table-cell table:style-name="Таблица15.G1" office:value-type="string">
            <text:p text:style-name="P64">2<text:span text:style-name="T49">3</text:span></text:p>
          </table:table-cell>
          <table:table-cell table:style-name="Таблица15.A1" office:value-type="string">
            <text:p text:style-name="P64">г.</text:p>
          </table:table-cell>
        </table:table-row>
      </table:table>
      <text:p text:style-name="P64"/>
      <text:p text:style-name="P64"/>
      <table:table table:name="Таблица16" table:style-name="Таблица16">
        <table:table-column table:style-name="Таблица16.A"/>
        <table:table-column table:style-name="Таблица16.B"/>
        <table:table-column table:style-name="Таблица16.C"/>
        <table:table-column table:style-name="Таблица16.D"/>
        <table:table-column table:style-name="Таблица16.E"/>
        <table:table-row table:style-name="Таблица16.1">
          <table:table-cell table:style-name="Таблица16.A1" office:value-type="string">
            <text:p text:style-name="P64">Руководитель Практики</text:p>
          </table:table-cell>
          <table:table-cell table:style-name="Таблица16.A1" office:value-type="string">
            <text:p text:style-name="P64"/>
          </table:table-cell>
          <table:table-cell table:style-name="Таблица16.C1" office:value-type="string">
            <text:p text:style-name="P64">24/09/202<text:span text:style-name="T49">3</text:span></text:p>
          </table:table-cell>
          <table:table-cell table:style-name="Таблица16.A1" office:value-type="string">
            <text:p text:style-name="P64"/>
          </table:table-cell>
          <table:table-cell table:style-name="Таблица16.E1" office:value-type="string">
            <text:p text:style-name="P64">А.А. Николаев</text:p>
          </table:table-cell>
        </table:table-row>
        <table:table-row table:style-name="Таблица16.1">
          <table:table-cell table:style-name="Таблица16.A1" office:value-type="string">
            <text:p text:style-name="P64"/>
          </table:table-cell>
          <table:table-cell table:style-name="Таблица16.A1" office:value-type="string">
            <text:p text:style-name="P64"/>
          </table:table-cell>
          <table:table-cell table:style-name="Таблица16.C2" office:value-type="string">
            <text:p text:style-name="P64">(Подпись, дата)</text:p>
          </table:table-cell>
          <table:table-cell table:style-name="Таблица16.A1" office:value-type="string">
            <text:p text:style-name="P64"/>
          </table:table-cell>
          <table:table-cell table:style-name="Таблица16.E2" office:value-type="string">
            <text:p text:style-name="P64">(И.О. Фамилия)</text:p>
          </table:table-cell>
        </table:table-row>
        <table:table-row table:style-name="Таблица16.1">
          <table:table-cell table:style-name="Таблица16.A1" office:value-type="string">
            <text:p text:style-name="P64"/>
          </table:table-cell>
          <table:table-cell table:style-name="Таблица16.A1" office:value-type="string">
            <text:p text:style-name="P64"/>
          </table:table-cell>
          <table:table-cell table:style-name="Таблица16.A1" office:value-type="string">
            <text:p text:style-name="P64"/>
          </table:table-cell>
          <table:table-cell table:style-name="Таблица16.A1" office:value-type="string">
            <text:p text:style-name="P64"/>
          </table:table-cell>
          <table:table-cell table:style-name="Таблица16.A1" office:value-type="string">
            <text:p text:style-name="P64"/>
          </table:table-cell>
        </table:table-row>
        <table:table-row table:style-name="Таблица16.1">
          <table:table-cell table:style-name="Таблица16.A1" office:value-type="string">
            <text:p text:style-name="P64">Студент</text:p>
          </table:table-cell>
          <table:table-cell table:style-name="Таблица16.A1" office:value-type="string">
            <text:p text:style-name="P69"/>
          </table:table-cell>
          <table:table-cell table:style-name="Таблица16.C1" office:value-type="string">
            <text:p text:style-name="P69"><text:span text:style-name="T28">24</text:span>/09/202<text:span text:style-name="T49">3</text:span></text:p>
          </table:table-cell>
          <table:table-cell table:style-name="Таблица16.A1" office:value-type="string">
            <text:p text:style-name="P64"/>
          </table:table-cell>
          <table:table-cell table:style-name="Таблица16.E4" office:value-type="string">
            <text:p text:style-name="P68">Л.В. Никулин</text:p>
          </table:table-cell>
        </table:table-row>
        <table:table-row table:style-name="Таблица16.5">
          <table:table-cell table:style-name="Таблица16.A1" office:value-type="string">
            <text:p text:style-name="P64"/>
          </table:table-cell>
          <table:table-cell table:style-name="Таблица16.A1" office:value-type="string">
            <text:p text:style-name="P64"/>
          </table:table-cell>
          <table:table-cell table:style-name="Таблица16.C5" office:value-type="string">
            <text:p text:style-name="P64">(Подпись, дата)</text:p>
          </table:table-cell>
          <table:table-cell table:style-name="Таблица16.A1" office:value-type="string">
            <text:p text:style-name="P64"/>
          </table:table-cell>
          <table:table-cell table:style-name="Таблица16.E5" office:value-type="string">
            <text:p text:style-name="P64">(И.О. Фамилия)</text:p>
          </table:table-cell>
        </table:table-row>
      </table:table>
      <text:p text:style-name="P64"><text:bookmark-start text:name="_Toc90146815"/><text:bookmark-end text:name="_Toc90146815"/></text:p>
      <text:h text:style-name="P12" text:outline-level="1"><text:bookmark-start text:name="__RefHeading___Toc839_2790647239"/>Содержание<text:bookmark-end text:name="__RefHeading___Toc839_2790647239"/></text:h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<text:a xlink:type="simple" xlink:href="#__RefHeading___Toc839_2790647239" text:style-name="Index_20_Link" text:visited-style-name="Index_20_Link">Содержание<text:tab/>3</text:a></text:p>
          <text:p text:style-name="P4"><text:a xlink:type="simple" xlink:href="#__RefHeading___Toc841_2790647239" text:style-name="Index_20_Link" text:visited-style-name="Index_20_Link">Введение<text:tab/>5</text:a></text:p>
          <text:p text:style-name="P4"><text:a xlink:type="simple" xlink:href="#__RefHeading___Toc843_2790647239" text:style-name="Index_20_Link" text:visited-style-name="Index_20_Link">Тема 1: Git и Github<text:tab/>5</text:a></text:p>
          <text:p text:style-name="P5"><text:a xlink:type="simple" xlink:href="#__RefHeading___Toc845_2790647239" text:style-name="Index_20_Link" text:visited-style-name="Index_20_Link">Часть 1: Git<text:tab/>5</text:a></text:p>
          <text:p text:style-name="P6"><text:a xlink:type="simple" xlink:href="#__RefHeading___Toc2136_2790647239" text:style-name="Index_20_Link" text:visited-style-name="Index_20_Link">Что такое Git<text:tab/>5</text:a></text:p>
          <text:p text:style-name="P6"><text:a xlink:type="simple" xlink:href="#__RefHeading___Toc2138_2790647239" text:style-name="Index_20_Link" text:visited-style-name="Index_20_Link">Установка Git<text:tab/>5</text:a></text:p>
          <text:p text:style-name="P6"><text:a xlink:type="simple" xlink:href="#__RefHeading___Toc851_2790647239" text:style-name="Index_20_Link" text:visited-style-name="Index_20_Link">Инициализация репозитория: git init, git status<text:tab/>6</text:a></text:p>
          <text:p text:style-name="P6"><text:a xlink:type="simple" xlink:href="#__RefHeading___Toc853_2790647239" text:style-name="Index_20_Link" text:visited-style-name="Index_20_Link">Добавление файлов: git add и файл .gitignore<text:tab/>7</text:a></text:p>
          <text:p text:style-name="P6"><text:a xlink:type="simple" xlink:href="#__RefHeading___Toc855_2790647239" text:style-name="Index_20_Link" text:visited-style-name="Index_20_Link">Внесение записи о изменениях: git commit<text:tab/>8</text:a></text:p>
          <text:p text:style-name="P6"><text:a xlink:type="simple" xlink:href="#__RefHeading___Toc857_2790647239" text:style-name="Index_20_Link" text:visited-style-name="Index_20_Link">Отмена изменений: git revert<text:tab/>9</text:a></text:p>
          <text:p text:style-name="P6"><text:a xlink:type="simple" xlink:href="#__RefHeading___Toc859_2790647239" text:style-name="Index_20_Link" text:visited-style-name="Index_20_Link">Разделение разработки на ветки: git branch и git checkout<text:tab/>10</text:a></text:p>
          <text:p text:style-name="P6"><text:a xlink:type="simple" xlink:href="#__RefHeading___Toc861_2790647239" text:style-name="Index_20_Link" text:visited-style-name="Index_20_Link">Слияние версий из разных веток: git merge<text:tab/>11</text:a></text:p>
          <text:p text:style-name="P5"><text:a xlink:type="simple" xlink:href="#__RefHeading___Toc863_2790647239" text:style-name="Index_20_Link" text:visited-style-name="Index_20_Link">Часть 2: Github<text:tab/>12</text:a></text:p>
          <text:p text:style-name="P6"><text:a xlink:type="simple" xlink:href="#__RefHeading___Toc865_2790647239" text:style-name="Index_20_Link" text:visited-style-name="Index_20_Link">Что такое Github<text:tab/>12</text:a></text:p>
          <text:p text:style-name="P6"><text:a xlink:type="simple" xlink:href="#__RefHeading___Toc867_2790647239" text:style-name="Index_20_Link" text:visited-style-name="Index_20_Link">Загрузка своего репозитория в Github<text:tab/>13</text:a></text:p>
          <text:p text:style-name="P6"><text:a xlink:type="simple" xlink:href="#__RefHeading___Toc869_2790647239" text:style-name="Index_20_Link" text:visited-style-name="Index_20_Link">Работа с чужими репозиториями в Github<text:tab/>13</text:a></text:p>
          <text:p text:style-name="P4"><text:a xlink:type="simple" xlink:href="#__RefHeading___Toc871_2790647239" text:style-name="Index_20_Link" text:visited-style-name="Index_20_Link">Тема 2: Язык программирования Java<text:tab/>13</text:a></text:p>
          <text:p text:style-name="P5"><text:a xlink:type="simple" xlink:href="#__RefHeading___Toc890_2790647239" text:style-name="Index_20_Link" text:visited-style-name="Index_20_Link">Часть 1: Общая информация о языке<text:tab/>13</text:a></text:p>
          <text:p text:style-name="P5"><text:a xlink:type="simple" xlink:href="#__RefHeading___Toc892_2790647239" text:style-name="Index_20_Link" text:visited-style-name="Index_20_Link">Часть 2: Поддерживаемые типы данных<text:tab/>13</text:a></text:p>
          <text:p text:style-name="P5"><text:a xlink:type="simple" xlink:href="#__RefHeading___Toc894_2790647239" text:style-name="Index_20_Link" text:visited-style-name="Index_20_Link">Часть 3: Основные команды и конструкции<text:tab/>14</text:a></text:p>
          <text:p text:style-name="P6"><text:a xlink:type="simple" xlink:href="#__RefHeading___Toc896_2790647239" text:style-name="Index_20_Link" text:visited-style-name="Index_20_Link">Правила оформления кода<text:tab/>14</text:a></text:p>
          <text:p text:style-name="P6"><text:a xlink:type="simple" xlink:href="#__RefHeading___Toc898_2790647239" text:style-name="Index_20_Link" text:visited-style-name="Index_20_Link">Операции ввода-вывода<text:tab/>14</text:a></text:p>
          <text:p text:style-name="P6"><text:a xlink:type="simple" xlink:href="#__RefHeading___Toc900_2790647239" text:style-name="Index_20_Link" text:visited-style-name="Index_20_Link">Создание переменных<text:tab/>15</text:a></text:p>
          <text:p text:style-name="P6"><text:a xlink:type="simple" xlink:href="#__RefHeading___Toc904_2790647239" text:style-name="Index_20_Link" text:visited-style-name="Index_20_Link">Арифметические и логические операции<text:tab/>15</text:a></text:p>
          <text:p text:style-name="P6"><text:a xlink:type="simple" xlink:href="#__RefHeading___Toc906_2790647239" text:style-name="Index_20_Link" text:visited-style-name="Index_20_Link">Функции<text:tab/>15</text:a></text:p>
          <text:p text:style-name="P6"><text:a xlink:type="simple" xlink:href="#__RefHeading___Toc910_2790647239" text:style-name="Index_20_Link" text:visited-style-name="Index_20_Link">Условный оператор if и switch<text:tab/>16</text:a></text:p>
          <text:p text:style-name="P6"><text:a xlink:type="simple" xlink:href="#__RefHeading___Toc912_2790647239" text:style-name="Index_20_Link" text:visited-style-name="Index_20_Link">Цикл for<text:tab/>17</text:a></text:p>
          <text:p text:style-name="P6"><text:a xlink:type="simple" xlink:href="#__RefHeading___Toc914_2790647239" text:style-name="Index_20_Link" text:visited-style-name="Index_20_Link">Цикл while<text:tab/>17</text:a></text:p>
          <text:p text:style-name="P5"><text:a xlink:type="simple" xlink:href="#__RefHeading___Toc916_2790647239" text:style-name="Index_20_Link" text:visited-style-name="Index_20_Link">Часть 4: Объектно-ориентированное программирование<text:tab/>17</text:a></text:p>
          <text:p text:style-name="P6"><text:a xlink:type="simple" xlink:href="#__RefHeading___Toc918_2790647239" text:style-name="Index_20_Link" text:visited-style-name="Index_20_Link">Классы<text:tab/>17</text:a></text:p>
          <text:p text:style-name="P6"><text:a xlink:type="simple" xlink:href="#__RefHeading___Toc920_2790647239" text:style-name="Index_20_Link" text:visited-style-name="Index_20_Link">Конструкторы<text:tab/>18</text:a></text:p>
          <text:p text:style-name="P6"><text:a xlink:type="simple" xlink:href="#__RefHeading___Toc922_2790647239" text:style-name="Index_20_Link" text:visited-style-name="Index_20_Link"><text:soft-page-break/>Операция приведения к строке toString()<text:tab/>18</text:a></text:p>
          <text:p text:style-name="P6"><text:a xlink:type="simple" xlink:href="#__RefHeading___Toc924_2790647239" text:style-name="Index_20_Link" text:visited-style-name="Index_20_Link">Операция вычисления хэша hashCode()<text:tab/>18</text:a></text:p>
          <text:p text:style-name="P6"><text:a xlink:type="simple" xlink:href="#__RefHeading___Toc926_2790647239" text:style-name="Index_20_Link" text:visited-style-name="Index_20_Link">Операция сравнения equals()<text:tab/>18</text:a></text:p>
          <text:p text:style-name="P6"><text:a xlink:type="simple" xlink:href="#__RefHeading___Toc928_2790647239" text:style-name="Index_20_Link" text:visited-style-name="Index_20_Link">Операция копирования clone()<text:tab/>18</text:a></text:p>
          <text:p text:style-name="P6"><text:a xlink:type="simple" xlink:href="#__RefHeading___Toc930_2790647239" text:style-name="Index_20_Link" text:visited-style-name="Index_20_Link">Абстрактные классы<text:tab/>18</text:a></text:p>
          <text:p text:style-name="P5"><text:a xlink:type="simple" xlink:href="#__RefHeading___Toc932_2790647239" text:style-name="Index_20_Link" text:visited-style-name="Index_20_Link">Наследование<text:tab/>18</text:a></text:p>
          <text:p text:style-name="P5"><text:a xlink:type="simple" xlink:href="#__RefHeading___Toc934_2790647239" text:style-name="Index_20_Link" text:visited-style-name="Index_20_Link">Интерфейсы<text:tab/>18</text:a></text:p>
          <text:p text:style-name="P4"><text:a xlink:type="simple" xlink:href="#__RefHeading___Toc873_2790647239" text:style-name="Index_20_Link" text:visited-style-name="Index_20_Link">Тема 3: Написание программного кода<text:tab/>19</text:a></text:p>
          <text:p text:style-name="P5"><text:a xlink:type="simple" xlink:href="#__RefHeading___Toc2330_2790647239" text:style-name="Index_20_Link" text:visited-style-name="Index_20_Link">Домашнее задание 1<text:tab/>19</text:a></text:p>
          <text:p text:style-name="P5"><text:a xlink:type="simple" xlink:href="#__RefHeading___Toc2332_2790647239" text:style-name="Index_20_Link" text:visited-style-name="Index_20_Link">Домашнее задание 2<text:tab/>19</text:a></text:p>
          <text:p text:style-name="P6"><text:a xlink:type="simple" xlink:href="#__RefHeading___Toc2334_2790647239" text:style-name="Index_20_Link" text:visited-style-name="Index_20_Link">Задача 1<text:tab/>19</text:a></text:p>
          <text:p text:style-name="P6"><text:a xlink:type="simple" xlink:href="#__RefHeading___Toc2336_2790647239" text:style-name="Index_20_Link" text:visited-style-name="Index_20_Link">Задача 2<text:tab/>20</text:a></text:p>
        </text:index-body>
      </text:table-of-content>
      <text:h text:style-name="Heading_20_3" text:outline-level="3"><text:bookmark-end text:name="_Toc517821217"/></text:h>
      <text:h text:style-name="P13" text:outline-level="1"><text:bookmark-start text:name="__RefHeading___Toc841_2790647239"/>Введение<text:bookmark-end text:name="__RefHeading___Toc841_2790647239"/></text:h>
      <text:h text:style-name="P14" text:outline-level="1"><text:bookmark-start text:name="__RefHeading___Toc843_2790647239"/>Тема 1: Git и Github<text:bookmark-end text:name="__RefHeading___Toc843_2790647239"/></text:h>
      <text:h text:style-name="P15" text:outline-level="2"><text:bookmark-start text:name="__RefHeading___Toc845_2790647239"/>Часть 1: Git<text:bookmark-end text:name="__RefHeading___Toc845_2790647239"/></text:h>
      <text:h text:style-name="P19" text:outline-level="3"><text:bookmark-start text:name="__RefHeading___Toc2136_2790647239"/>Что такое Git <text:bookmark-end text:name="__RefHeading___Toc2136_2790647239"/></text:h>
      <text:p text:style-name="Standard">Согласно документации, Git — распределенная система контроля версий, основанная на отслеживании и сохранении состояния файлов в задаваемые пользователем моменты времени. Git оперирует сущностями под названием репозитории — аналог папки, содержащий в себе все, относящееся к разрабатываемому проекту: программный код, документацию, файлы данных, инструкции по установке и использованию. </text:p>
      <text:p text:style-name="P29"><text:span text:style-name="T36">В </text:span><text:span text:style-name="T37">рамках Git файл может находится в 3 состояниях: </text:span></text:p>
      <text:list text:style-name="L1">
        <text:list-item>
          <text:p text:style-name="P30">изменен — файл находится в этом состоянии сразу после внесения изменений</text:p>
        </text:list-item>
        <text:list-item>
          <text:p text:style-name="P30">индексирован — система git определила, что файл изменился и внесла изменению о файле в том виде, в котором была выполнена команда индексации</text:p>
        </text:list-item>
        <text:list-item>
          <text:p text:style-name="P30">зафиксирован — снимок файла добавлен во внутренние файлы системы git</text:p>
        </text:list-item>
      </text:list>
      <text:h text:style-name="P19" text:outline-level="3"><text:bookmark-start text:name="__RefHeading___Toc2138_2790647239"/>Установка Git <text:bookmark-end text:name="__RefHeading___Toc2138_2790647239"/></text:h>
      <text:p text:style-name="P31">Для работы я буду исполььзовать ПК c операционной системой Ubuntu 22.04. На данной версии системы установка git доступна из стандартных библиотек приложений. Для установки требуется выполнить команду </text:p>
      <text:p text:style-name="P1">sudo apt-get install git</text:p>
      <text:p text:style-name="P31">После этого для проверки установки можно выполнить команду </text:p>
      <text:p text:style-name="P1">git --version</text:p>
      <text:p text:style-name="P31">В качестве результата должно отобразиться </text:p>
      <text:p text:style-name="P1">git version 2.34.1<text:note text:id="ftn0" text:note-class="footnote"><text:note-citation>1</text:note-citation><text:note-body><text:p text:style-name="P8">Версия может отличаться в зависимости от последней доступной версии в репозиитории конкретного дистрибутива</text:p></text:note-body></text:note></text:p>
      <text:p text:style-name="P31">Сразу после установки рекомендуется провести первичную настройку git. Для этого используется встроенная утилита git config. В git есть 3 уровня настроек:</text:p>
      <text:list text:style-name="L2">
        <text:list-item>
          <text:p text:style-name="P32"><text:span text:style-name="T38">local — эти настройки применяются только к репозиторию, в котором они были заданы</text:span></text:p>
        </text:list-item>
        <text:list-item>
          <text:p text:style-name="P32"><text:span text:style-name="T38">global — эти настройки применяются ко всем репозиториям пользователя, от имени которого запускается git</text:span></text:p>
        </text:list-item>
        <text:list-item>
          <text:p text:style-name="P32"><text:soft-page-break/><text:span text:style-name="T38">system — эти настройки применяются ко всем запускам git</text:span></text:p>
        </text:list-item>
      </text:list>
      <text:p text:style-name="P31">Мы настроим имя пользователя и его почту, работать не задав имя и почту мы не сможем. Для этой настройки используются следующие команды:</text:p>
      <text:p text:style-name="Code">git config --global user.name <text:span text:style-name="T38">nikulinleo</text:span></text:p>
      <text:p text:style-name="Code">git config --global user.email <text:span text:style-name="T38">nikulin.lev2014@gmail.com</text:span></text:p>
      <text:p text:style-name="P31">Также можно задать имя главной ветки по умолчанию:</text:p>
      <text:p text:style-name="Code"><text:span text:style-name="Source_20_Text">git config --global init.defaultBranch «</text:span><text:span text:style-name="Source_20_Text"><text:span text:style-name="T38">defaultBranchName»</text:span></text:span></text:p>
      <text:p text:style-name="P33"><text:span text:style-name="Source_20_Text"><text:span text:style-name="T39">На этом первичная настройка git закончена.</text:span></text:span></text:p>
      <text:h text:style-name="P18" text:outline-level="3"><text:bookmark-start text:name="__RefHeading___Toc851_2790647239"/>Инициализация репозитория: git init, <text:span text:style-name="T43">git status</text:span> <text:bookmark-end text:name="__RefHeading___Toc851_2790647239"/></text:h>
      <text:p text:style-name="P31">Для начала работы создадим директорию, где будет размещаться наш проект, создадим там несколько файлов:</text:p>
      <text:p text:style-name="Code"><text:span text:style-name="T38">$ </text:span>cd <text:span text:style-name="T38">Документы</text:span></text:p>
      <text:p text:style-name="Code"><text:span text:style-name="T38">$ </text:span>mkdir project</text:p>
      <text:p text:style-name="Code"><text:span text:style-name="T38">$ </text:span>cd project</text:p>
      <text:p text:style-name="P1">$ touch Main.java</text:p>
      <text:p text:style-name="Code">$ touch works.log</text:p>
      <text:p text:style-name="Code"><text:span text:style-name="T38">$ </text:span>git init</text:p>
      <text:p text:style-name="Code">Инициализирован пустой репозиторий Git в /home/lev/Документы/project/.git/</text:p>
      <text:p text:style-name="P35">Для проверки состояния репозитория воспользуемся следующей командой:</text:p>
      <text:p text:style-name="P1">$ git status</text:p>
      <text:p text:style-name="Code">Текущая ветка: master</text:p>
      <text:p text:style-name="Code">Еще нет коммитов</text:p>
      <text:p text:style-name="Code">Неотслеживаемые файлы:</text:p>
      <text:p text:style-name="P2"><text:tab/><text:tab/>Main.java</text:p>
      <text:p text:style-name="P2"><text:span text:style-name="T43"><text:tab/><text:tab/>works.log</text:span></text:p>
      <text:p text:style-name="P2">индекс пуст, но есть неотслеживаемые файлы</text:p>
      <text:p text:style-name="P33"><text:span text:style-name="T38">Git вывел сообщение о успешной инициализации репозитория, однако по умолчанию репозиторий инициализируется пустым. </text:span><text:span text:style-name="T43">Д</text:span><text:span text:style-name="T38">ля отслеживания файлов их необходимо добавить в список файлов проекта в</text:span><text:span text:style-name="T43">нутри</text:span><text:span text:style-name="T38"> git — в «индекс».</text:span></text:p>
      <text:h text:style-name="P18" text:outline-level="3"><text:bookmark-start text:name="__RefHeading___Toc853_2790647239"/><text:soft-page-break/>Добавление файлов: git add <text:span text:style-name="T43">и файл .gitignore</text:span><text:bookmark-end text:name="__RefHeading___Toc853_2790647239"/></text:h>
      <text:p text:style-name="P35">Для добавления файлов в индекс используется команда </text:p>
      <text:p text:style-name="Code">$ git add .</text:p>
      <text:p text:style-name="Code">$ git status</text:p>
      <text:p text:style-name="Code">Текущая ветка: master</text:p>
      <text:p text:style-name="Code">Еще нет коммитов</text:p>
      <text:p text:style-name="Code">Изменения, которые будут включены в коммит</text:p>
      <text:p text:style-name="Code"><text:tab/><text:tab/>новый файл: <text:s text:c="3"/>Main.java</text:p>
      <text:p text:style-name="Code"><text:tab/><text:tab/>новый файл: <text:s text:c="3"/>works.log</text:p>
      <text:p text:style-name="P35">В данном случае как добавляемый элемент мы использовали папку-ссылку на текущую директорию <text:span text:style-name="T44">под названием «.»</text:span>, поэтому <text:span text:style-name="T44">в индекс добавились все файлы в папке. Это может быть неудобно, так как нет необходимости, например, включать в репозиторий файлы логов или скомпилированные файлы программ. Для автоматического игнорирования таких файлов создается файл с названием «.gitignore». В нем на каждой строке располагается по одному шаблону, с которым будет сверяться имя добавляемого файла, и, при совпадении с шаблоном, файл будет проигнорирован. Создадим такой файл:</text:span></text:p>
      <text:p text:style-name="Code">$ cat &gt; .gitignore</text:p>
      <text:p text:style-name="Code">*.class</text:p>
      <text:p text:style-name="Code">*.log</text:p>
      <text:p text:style-name="Code">$ git rm -rf -- cached .</text:p>
      <text:p text:style-name="Code">rm 'Main.java'</text:p>
      <text:p text:style-name="Code">rm 'works.log'</text:p>
      <text:p text:style-name="Code">$ git add .gitignore </text:p>
      <text:p text:style-name="Code">$ git status</text:p>
      <text:p text:style-name="Code">Текущая ветка: master</text:p>
      <text:p text:style-name="Code">Еще нет коммитов</text:p>
      <text:p text:style-name="Code">Изменения, которые будут включены в коммит:</text:p>
      <text:p text:style-name="Code"><text:tab/><text:tab/>новый файл: <text:s text:c="3"/>.gitignore</text:p>
      <text:p text:style-name="Code">Неотслеживаемые файлы:</text:p>
      <text:p text:style-name="Code"><text:tab/><text:tab/>Main.java</text:p>
      <text:p text:style-name="Code">$ ls</text:p>
      <text:p text:style-name="Code"><text:span text:style-name="T45">Main.class </text:span>Main.java <text:s/>works.log</text:p>
      <text:p text:style-name="P36">Теперь несмотря на наличие неотслеживаемого файла works.log, git больше не предлагает добавить его в индекс. Добавим нужный нам файл Main.java:</text:p>
      <text:p text:style-name="Code"><text:soft-page-break/>$ git add Main.java</text:p>
      <text:h text:style-name="P18" text:outline-level="3"><text:bookmark-start text:name="__RefHeading___Toc855_2790647239"/>Внесение записи о изменениях: git commit <text:bookmark-end text:name="__RefHeading___Toc855_2790647239"/></text:h>
      <text:p text:style-name="P36">Окончательно внесем изменения в наш репозиторий, сделав «commit» - коммит.</text:p>
      <text:p text:style-name="P36">Для этого воспользуемся следующей командой:</text:p>
      <text:p text:style-name="Code">$ git commit -m "add Main file and .gitignore"</text:p>
      <text:p text:style-name="Code">[master (корневой коммит) b4f48c3] add Main file and .gitignore</text:p>
      <text:p text:style-name="Code"><text:s/>2 files changed, 7 insertions(+)</text:p>
      <text:p text:style-name="Code"><text:s/>create mode 100644 .gitignore</text:p>
      <text:p text:style-name="Code"><text:s/>create mode 100644 Main.java</text:p>
      <text:p text:style-name="P36">При записи коммита обязательно добавление к нему некоторого сообщения, описывающего изменения, вносимые коммитом.</text:p>
      <text:p text:style-name="P36">Файлы успешно добавились, а в историю репозитория внеслась запись о коммите:</text:p>
      <text:p text:style-name="Code">$ git log</text:p>
      <text:p text:style-name="Code">commit b4f48c33533484955bd5c43f0391dca9e9e08bd8 (HEAD -&gt; master)</text:p>
      <text:p text:style-name="Code">Author: nikulinleo &lt;nikulin.lev2014@gmail.com&gt;</text:p>
      <text:p text:style-name="Code">Date: <text:s text:c="2"/>Wed Dec 20 20:18:29 2023 +0300</text:p>
      <text:p text:style-name="Code"><text:s text:c="4"/>add Main file and .gitignore</text:p>
      <text:p text:style-name="P36">Также <text:span text:style-name="T46">коммиту был присвоен свой уникальный хеш-код, с помощью которого позже можно будет обращаться к этому коммиту.</text:span></text:p>
      <text:p text:style-name="P37">Внесем изменения в файл программы и создадим второй коммит:</text:p>
      <text:p text:style-name="Code">$ git status</text:p>
      <text:p text:style-name="Code">Текущая ветка: master</text:p>
      <text:p text:style-name="Code">Изменения, которые не в индексе для коммита:</text:p>
      <text:p text:style-name="Code"><text:tab/><text:tab/>изменено: <text:s text:c="5"/>Main.java</text:p>
      <text:p text:style-name="Code">индекс пуст (используйте «git add» и/или «git commit -a»)</text:p>
      <text:p text:style-name="Code">$ git add .</text:p>
      <text:p text:style-name="Code">$ git status</text:p>
      <text:p text:style-name="Code">Текущая ветка: master</text:p>
      <text:p text:style-name="Code">Изменения, которые будут включены в коммит:</text:p>
      <text:p text:style-name="Code"><text:tab/><text:tab/>изменено: <text:s text:c="5"/>Main.java</text:p>
      <text:p text:style-name="Code"><text:soft-page-break/></text:p>
      <text:p text:style-name="Code">$ git commit -m "add some unuseful code"</text:p>
      <text:p text:style-name="Code">[master 27db305] add some unuseful code</text:p>
      <text:p text:style-name="Code"><text:s/>1 file changed, 1 insertion(+)</text:p>
      <text:h text:style-name="P20" text:outline-level="3"><text:bookmark-start text:name="__RefHeading___Toc857_2790647239"/><text:span text:style-name="T34">Отмена изменений: git revert </text:span><text:bookmark-end text:name="__RefHeading___Toc857_2790647239"/></text:h>
      <text:p text:style-name="P38">Оказалось, что изменение кода оказалось бесполезным и теперь нужно его отменить. Для этого используется следующая команда:</text:p>
      <text:p text:style-name="P38">$ git revert 27db305<text:note text:id="ftn1" text:note-class="footnote"><text:note-citation>2</text:note-citation><text:note-body><text:p text:style-name="P9">27db305 — это начало хеш-кода коммита, который требуется отменить</text:p></text:note-body></text:note></text:p>
      <text:p text:style-name="P38">[master a44806e] Revert "add some unuseful code"</text:p>
      <text:p text:style-name="P38"><text:s/>1 file changed, 1 deletion(-)</text:p>
      <text:p text:style-name="P38">В результате git создаст новый коммит, который выполнит действия, обратные тем, который были выполнены в отменяемом коммите. Например, <text:s/>в данном случае была удалена ненужная более строка, добавленная в позапрошлом коммите. Изменения, произошедшие после отменяемого коммита отменены не будут, для этого используются другие команды.</text:p>
      <text:p text:style-name="Code">$ git log</text:p>
      <text:p text:style-name="Code">commit a44806ec4eefaee1a8b44ca3e586d3445270a839 (HEAD -&gt; master)</text:p>
      <text:p text:style-name="Code">Author: nikulinleo &lt;nikulin.lev2014@gmail.com&gt;</text:p>
      <text:p text:style-name="Code">Date: <text:s text:c="2"/>Wed Dec 20 20:30:36 2023 +0300</text:p>
      <text:p text:style-name="Code"><text:s text:c="4"/>Revert "add some unuseful code"</text:p>
      <text:p text:style-name="Code"><text:s text:c="4"/>This reverts commit 27db305f4c1c2b24985e9b2ca0f541228b01208d.</text:p>
      <text:p text:style-name="Code"/>
      <text:p text:style-name="Code">commit 27db305f4c1c2b24985e9b2ca0f541228b01208d</text:p>
      <text:p text:style-name="Code">Author: nikulinleo &lt;nikulin.lev2014@gmail.com&gt;</text:p>
      <text:p text:style-name="Code">Date: <text:s text:c="2"/>Wed Dec 20 20:27:26 2023 +0300</text:p>
      <text:p text:style-name="Code"><text:s text:c="4"/>add some unuseful code</text:p>
      <text:p text:style-name="Code"/>
      <text:p text:style-name="Code">commit b4f48c33533484955bd5c43f0391dca9e9e08bd8</text:p>
      <text:p text:style-name="Code">Author: nikulinleo &lt;nikulin.lev2014@gmail.com&gt;</text:p>
      <text:p text:style-name="Code">Date: <text:s text:c="2"/>Wed Dec 20 20:18:29 2023 +0300</text:p>
      <text:p text:style-name="Code"><text:s text:c="4"/>add Main file and .gitignore</text:p>
      <text:h text:style-name="P18" text:outline-level="3"><text:bookmark-start text:name="__RefHeading___Toc859_2790647239"/><text:soft-page-break/>Разделение разработки на ветки: git branch <text:span text:style-name="T47">и git checkout</text:span><text:bookmark-end text:name="__RefHeading___Toc859_2790647239"/></text:h>
      <text:p text:style-name="P38">Иногда возникает необходимость разветвить разработку, например, надо одновременно внедрить в программу новый два новых модуля, но отлаживать их вместе слишком сложно. Или требуется, чтобы в одном месте была полностью рабочая сборка программы, пусть и не самая актуальная, а в другом — версия в разработке, со всеми недоработками и ошибками. В таких случаях используют ветки.</text:p>
      <text:p text:style-name="P38">Для создания ветки используется команда</text:p>
      <text:p text:style-name="Code">$ git branch dev</text:p>
      <text:p text:style-name="Code"><text:span text:style-name="Source_20_Text">$ git log -- oneline</text:span></text:p>
      <text:p text:style-name="Code"><text:span text:style-name="Source_20_Text">a44806e (HEAD -&gt; master, dev) Revert "add some unuseful code"</text:span></text:p>
      <text:p text:style-name="Code"><text:span text:style-name="Source_20_Text">27db305 add some unuseful code</text:span></text:p>
      <text:p text:style-name="Code"><text:span text:style-name="Source_20_Text">b4f48c3 add Main file and .gitignore</text:span></text:p>
      <text:p text:style-name="Standard"/>
      <text:p text:style-name="P39">Новая ветка с названием dev создалась, но на дереве развития репозитория указатель HEAD <text:s/>все еще на ветке master, то есть все внесенные сейчас изменения будут сделаны на ветке master. Для переключения между ветками используется команда</text:p>
      <text:p text:style-name="Code">$ git checkout dev</text:p>
      <text:p text:style-name="P38">При переходе к новой ветке все несохраненные в коммитах файлы останутся на своих местах, притом если какие-то файлы были проиндексированными, они и останутся проиндексированными. Если же при переключении на другую ветку файлы на ней будут конфликтовать с существующими несохраненными, как индексированными, так и неиндексированными, возникнет ошибка переключения между ветками.</text:p>
      <text:p text:style-name="Code">$ git checkout dev</text:p>
      <text:p text:style-name="Code">$ cat &gt; test</text:p>
      <text:p text:style-name="Code">fskvjfkj</text:p>
      <text:p text:style-name="Code">$ git add test</text:p>
      <text:p text:style-name="Code">$ git commit -m "add test file"</text:p>
      <text:p text:style-name="Code">[dev 610cd20] add test file</text:p>
      <text:p text:style-name="Code"><text:s/>1 file changed, 1 insertion(+)</text:p>
      <text:p text:style-name="Code"><text:s/>create mode 100644 test</text:p>
      <text:p text:style-name="Code">$ git checkout master </text:p>
      <text:p text:style-name="Code">$ cat &gt; test</text:p>
      <text:p text:style-name="Code">fjjasdka</text:p>
      <text:p text:style-name="Code">$ git add test</text:p>
      <text:p text:style-name="Code">$ git checkout dev</text:p>
      <text:p text:style-name="Code"><text:soft-page-break/>error: Ваши локальные изменения в указанных файлах будут перезаписаны при переключении на состояние:</text:p>
      <text:p text:style-name="Code"><text:tab/><text:tab/>test</text:p>
      <text:p text:style-name="Code">Сделайте коммит или спрячьте ваши изменения перед переключением веток.</text:p>
      <text:p text:style-name="Code">Прерываю</text:p>
      <text:p text:style-name="Code">$ git commit -m "add test file with another content"</text:p>
      <text:p text:style-name="Code">[master b0c15d7] add test file with another content</text:p>
      <text:p text:style-name="Code"><text:s/>1 file changed, 1 insertion(+)</text:p>
      <text:p text:style-name="Code"><text:s/>create mode 100644 test</text:p>
      <text:h text:style-name="P18" text:outline-level="3"><text:bookmark-start text:name="__RefHeading___Toc861_2790647239"/>Слияние версий из разных веток: git merge<text:bookmark-end text:name="__RefHeading___Toc861_2790647239"/></text:h>
      <text:p text:style-name="P38">Теперь, после разработки в двух отдельных ветках требуется их совместить, для этого используется команда </text:p>
      <text:p text:style-name="Code">$ git merge dev</text:p>
      <text:p text:style-name="Code">Автослияние test</text:p>
      <text:p text:style-name="Code">КОНФЛИКТ (добавление/добавление): Конфликт слияния в test</text:p>
      <text:p text:style-name="Code">Сбой автоматического слияния; исправьте конфликты, затем зафиксируйте результат.</text:p>
      <text:p text:style-name="Code">$ git status</text:p>
      <text:p text:style-name="Code">Текущая ветка: master</text:p>
      <text:p text:style-name="Code">У вас есть не слитые пути.</text:p>
      <text:p text:style-name="Code">Не слитые пути:</text:p>
      <text:p text:style-name="Code"><text:tab/>оба добавлены: <text:s/>test</text:p>
      <text:p text:style-name="Code">индекс пуст (используйте «git add» и/или «git commit -a»)</text:p>
      <text:p text:style-name="Code">$ cat test</text:p>
      <text:p text:style-name="Code">&lt;&lt;&lt;&lt;&lt;&lt;&lt; HEAD</text:p>
      <text:p text:style-name="Code">fskvjfkj</text:p>
      <text:p text:style-name="Code">=======</text:p>
      <text:p text:style-name="Code">hjsdfvjshf</text:p>
      <text:p text:style-name="Code">&gt;&gt;&gt;&gt;&gt;&gt;&gt; dev</text:p>
      <text:p text:style-name="P40">В процессе совмещения возникла ошибка слияния, при этом в git добавил небольшое описание проблемы в то место файла, которое создает конфликт.</text:p>
      <text:p text:style-name="P40"><text:soft-page-break/>Для решения конфликта отредактируем файл test и добавим его в индекс. Добавление в индекс значит для git, что все конфликты разрешены, в процессе слияния будет оставлена именно эта индексированная версия файла:</text:p>
      <text:p text:style-name="Code">$ cat &gt; test</text:p>
      <text:p text:style-name="Code">fskvjfkj</text:p>
      <text:p text:style-name="Code">hjsdfvjshf</text:p>
      <text:p text:style-name="Code">$ git add test</text:p>
      <text:p text:style-name="Code">$ git commit </text:p>
      <text:p text:style-name="Code">[master dcf72f7] Merge branch 'dev'</text:p>
      <text:p text:style-name="Code">$ git log</text:p>
      <text:p text:style-name="Code">commit dcf72f7810360954b3f2bc4608a033a02a7ec747 (HEAD -&gt; master)</text:p>
      <text:p text:style-name="Code">Merge: b0c15d7 610cd20</text:p>
      <text:p text:style-name="Code">Author: nikulinleo &lt;nikulin.lev2014@gmail.com&gt;</text:p>
      <text:p text:style-name="Code">Date: <text:s text:c="2"/>Wed Dec 20 21:15:41 2023 +0300</text:p>
      <text:p text:style-name="Code"><text:s text:c="4"/>Merge branch 'dev'</text:p>
      <text:p text:style-name="Code"><text:s text:c="5"/>Conflicts:</text:p>
      <text:p text:style-name="Code"><text:s text:c="12"/>test</text:p>
      <text:p text:style-name="Code"><text:s text:c="12"/>content was merged <text:span text:style-name="T48">manually</text:span></text:p>
      <text:p text:style-name="Standard"/>
      <text:p text:style-name="P40"/>
      <text:h text:style-name="P15" text:outline-level="2"><text:bookmark-start text:name="__RefHeading___Toc863_2790647239"/>Часть 2: Github<text:bookmark-end text:name="__RefHeading___Toc863_2790647239"/></text:h>
      <text:h text:style-name="P18" text:outline-level="3"><text:bookmark-start text:name="__RefHeading___Toc865_2790647239"/>Что такое Github <text:bookmark-end text:name="__RefHeading___Toc865_2790647239"/></text:h>
      <text:p text:style-name="P41">Github — облачный сервис, предоставляющий место для хранения git-репозитория на серверах компании. Это бесплатная платформа, где можно размещать свои проекты и участвовать в улучшении чужих. </text:p>
      <text:p text:style-name="P41">У каждой учетной записи есть список приватных и публичных репозиториев, также представлена статистика использования github за последнее время. </text:p>
      <text:p text:style-name="P41">Github также представляет из себя некоторую обертку над git, позволяя работать не только с локальными репозиториями, но и с удаленными. Помимо этого github предоставляет удобный GUI-клиент для управления репозиториями. </text:p>
      <text:p text:style-name="P42"><text:s/></text:p>
      <text:p text:style-name="P27"/>
      <text:h text:style-name="P18" text:outline-level="3"><text:bookmark-start text:name="__RefHeading___Toc867_2790647239"/><text:soft-page-break/>Загрузка своего репозитория в Github <text:bookmark-end text:name="__RefHeading___Toc867_2790647239"/></text:h>
      <text:p text:style-name="P41">Для публикации репозитория <text:span text:style-name="T50">лучше всего воспользоваться графическими интерфейсами, предоставляемыми github или же клиентом с интерфейсом командной строки.</text:span></text:p>
      <text:h text:style-name="P18" text:outline-level="3"><text:bookmark-start text:name="__RefHeading___Toc869_2790647239"/>Работа с чужими репозиториями в Github<text:bookmark-end text:name="__RefHeading___Toc869_2790647239"/></text:h>
      <text:p text:style-name="P43">Для работы с чужими репозиториями используется механизм fork — pull request. </text:p>
      <text:p text:style-name="P43">Пользователь создает новую свою ветку репозитория — «fork» — вносит необходимые ему изменения и отправляет создателю запрос на слияние — «pull request», — после чего создатель начального репозитория может провести слияние веток, как если бы обе ветки были его. Правилом хорошего тона считается разделение запросов на слияние: не надо умещать в один запрос изменения, касающихся исправления различных ошибок.</text:p>
      <text:p text:style-name="P44"/>
      <text:h text:style-name="P14" text:outline-level="1"><text:bookmark-start text:name="__RefHeading___Toc871_2790647239"/>Тема 2: Язык программирования Java<text:bookmark-end text:name="__RefHeading___Toc871_2790647239"/></text:h>
      <text:h text:style-name="Heading_20_2" text:outline-level="2"><text:bookmark-start text:name="__RefHeading___Toc890_2790647239"/>Часть 1: Общая информация о языке <text:bookmark-end text:name="__RefHeading___Toc890_2790647239"/></text:h>
      <text:p text:style-name="P43">Java — строго типизированный объектно-ориентированный язык программирования. Обладает высокой переносимостью, так как программы транслируются в специальный байт-код, а затем выполняются на специальной виртуальной Java-машине - JVM. Соответственно код на Java можно запустить на любом устройстве, для которого реализована JVM.</text:p>
      <text:p text:style-name="P43">Java является компилируемым языком, вследствие чего имеет достаточно высокую производительность. </text:p>
      <text:p text:style-name="P43">Любой исходый файл Java представляет собой файл с расширением .java, представляющий собой объявление одноименного с ним класса.</text:p>
      <text:p text:style-name="P48"><text:span text:style-name="T50">Файлы исходного кода разделены между пакетами, принадлежность файла пакету объявляется в начале файла с помощью ключевого слова </text:span><text:span text:style-name="T8">package. </text:span><text:span text:style-name="T51">Д</text:span><text:span text:style-name="T50">ля использования в рамках одного пакета классов из другого требуется явно указать, из какого пакета загрузить необходимый класс. Так, например, для ввода с клавиатуры потребуется написать </text:span><text:span text:style-name="Source_20_Text"><text:span text:style-name="T40">import</text:span></text:span><text:span text:style-name="T40"> </text:span><text:span text:style-name="Source_20_Text"><text:span text:style-name="T40">java.util.Scanner. </text:span></text:span><text:span text:style-name="Source_20_Text"><text:span text:style-name="T41"><text:s/></text:span></text:span><text:span text:style-name="Source_20_Text"><text:span text:style-name="T42">Таким образом, мы импортируем класс Scanner из пакета java.util.</text:span></text:span></text:p>
      <text:h text:style-name="Heading_20_2" text:outline-level="2"><text:bookmark-start text:name="__RefHeading___Toc892_2790647239"/>Часть 2: Поддерживаемые типы данных <text:bookmark-end text:name="__RefHeading___Toc892_2790647239"/></text:h>
      <text:p text:style-name="P43">В Java существует лишь несколько базовых типов:</text:p>
      <text:list text:style-name="L3">
        <text:list-item>
          <text:p text:style-name="P45">Object — базовый класс, любые другие пользовательские классы являются его наследниками. </text:p>
        </text:list-item>
        <text:list-item>
          <text:p text:style-name="P45">String — класс для хранения строк. Имеет автоматическое управление памятью.</text:p>
        </text:list-item>
        <text:list-item>
          <text:p text:style-name="P45">boolean — принимает значения true и false, в массиве имеет размер 1 байт, как отдельная переменная представляется в виде int.</text:p>
        </text:list-item>
        <text:list-item>
          <text:p text:style-name="P45">byte — принимает значения от -128 до 127, имеет размер 1 байт</text:p>
        </text:list-item>
        <text:list-item>
          <text:p text:style-name="P45">char — принимает значения от 0 до 65536, имеет размер 2 байта</text:p>
        </text:list-item>
        <text:list-item>
          <text:p text:style-name="P45">short — принимает значения от -32768 до 32767, имеет размер 2 байта</text:p>
        </text:list-item>
        <text:list-item>
          <text:p text:style-name="P45">int — знаковое целое число, имеет размер 4 байта</text:p>
        </text:list-item>
        <text:list-item>
          <text:p text:style-name="P45"><text:soft-page-break/>long — знаковое целое число, имеет размер 8 байт</text:p>
        </text:list-item>
        <text:list-item>
          <text:p text:style-name="P45">float — число с плавающей запятой, имеет размер 4 байта</text:p>
        </text:list-item>
        <text:list-item>
          <text:p text:style-name="P45">double — число с плавающей запятой, имеет размер 8 байт</text:p>
        </text:list-item>
      </text:list>
      <text:p text:style-name="P43">В процессе вычислений может происходить неявное приведение типов операндов:</text:p>
      <text:list text:style-name="L4">
        <text:list-item>
          <text:p text:style-name="P49"><text:span text:style-name="T50">Если один операнд имеет тип double, другой тоже преобразуется к типу double.</text:span></text:p>
        </text:list-item>
        <text:list-item>
          <text:p text:style-name="P49"><text:span text:style-name="T50">Иначе, если один операнд имеет тип float, другой тоже преобразуется к типу float.</text:span></text:p>
        </text:list-item>
        <text:list-item>
          <text:p text:style-name="P49"><text:span text:style-name="T50">Иначе, если один операнд имеет тип long, другой тоже преобразуется к типу long.</text:span></text:p>
        </text:list-item>
        <text:list-item>
          <text:p text:style-name="P49"><text:span text:style-name="T50">Иначе оба операнда преобразуются к типу int.</text:span></text:p>
        </text:list-item>
      </text:list>
      <text:p text:style-name="P43">В Java все объекты могут быть только динамическими, притом все переменные являются ссылочными. Это значит, что если приравнять одну переменную другой, а затем изменить вторую, то первая переменная тоже изменится. Это вызвано тем, что обе ссылки будут указывать на одну и ту же область физической памяти, где хранится данный объект.</text:p>
      <text:p text:style-name="P43">В отличие от языков C и C++, Java сама выполняет освобождение памяти после завершения программы. В случае необходимости, можно указать «сборщику мусора» на возможность очистить память объекта: нужно приравнять объект специальной константе null.</text:p>
      <text:p text:style-name="P43">Указателей как таковых в Java нет, а на ссылочные переменные накладываются строгие ограничения, что обеспечивает высокую безопасность операций.</text:p>
      <text:h text:style-name="Heading_20_2" text:outline-level="2"><text:bookmark-start text:name="__RefHeading___Toc894_2790647239"/>Часть 3: Основные команды и конструкции <text:bookmark-end text:name="__RefHeading___Toc894_2790647239"/></text:h>
      <text:h text:style-name="P21" text:outline-level="3"><text:bookmark-start text:name="__RefHeading___Toc896_2790647239"/>Правила оформления кода<text:bookmark-end text:name="__RefHeading___Toc896_2790647239"/></text:h>
      <text:p text:style-name="P43">Как и в С, в конце каждой строки ставится точка с запятой: «;».</text:p>
      <text:p text:style-name="P43">Хоть это явно и не стандартизовано, при написании кода на Java используется именование сущностей с использованием «camelCase»: имя сущности пишется слитно, первое слово с маленькой буквы, следующие — с большой.</text:p>
      <text:p text:style-name="P43">Также правильным считается использование табуляции, оно повышает читаемость кода, хотя без него код так же скомпилируется без ошибок.</text:p>
      <text:p text:style-name="P43">Открывающую фигурную скобку принято ставить на той же строке, что и начало блока, а закрывающую — на том же уровне табуляции.</text:p>
      <text:h text:style-name="P21" text:outline-level="3"><text:bookmark-start text:name="__RefHeading___Toc898_2790647239"/>Операции ввода-вывода <text:bookmark-end text:name="__RefHeading___Toc898_2790647239"/></text:h>
      <text:p text:style-name="P43">Для вывода используются методы стандартного класса System:</text:p>
      <text:p text:style-name="Code">System.out.println(„something to output“);</text:p>
      <text:p text:style-name="Code">System.err.println(„some error text“);</text:p>
      <text:p text:style-name="P43">Первая команда выводит текст на поток стандартного вывода, а вторая — на поток вывод ошибок.</text:p>
      <text:p text:style-name="P48"><text:span text:style-name="T50">Для ввода переменных используется специально создаваемый объект класса Scanner из пакета java.util. У этого объекта есть следующие методы:</text:span></text:p>
      <text:list text:style-name="L7">
        <text:list-item>
          <text:p text:style-name="P50"><text:span text:style-name="T50">next(): считывает введенную строку до первого пробела</text:span></text:p>
        </text:list-item>
        <text:list-item>
          <text:p text:style-name="P50"><text:soft-page-break/>nextLine(): считывает всю введенную строку</text:p>
        </text:list-item>
        <text:list-item>
          <text:p text:style-name="P50">nextInt(): считывает введенное число int</text:p>
        </text:list-item>
        <text:list-item>
          <text:p text:style-name="P50">nextDouble(): считывает введенное число double</text:p>
        </text:list-item>
        <text:list-item>
          <text:p text:style-name="P50">nextBoolean(): считывает значение boolean</text:p>
        </text:list-item>
        <text:list-item>
          <text:p text:style-name="P50">nextByte(): считывает введенное число byte</text:p>
        </text:list-item>
        <text:list-item>
          <text:p text:style-name="P50">nextFloat(): считывает введенное число float</text:p>
        </text:list-item>
        <text:list-item>
          <text:p text:style-name="P50">nextShort(): считывает введенное число short</text:p>
        </text:list-item>
      </text:list>
      <text:p text:style-name="P43"/>
      <text:h text:style-name="P21" text:outline-level="3"><text:bookmark-start text:name="__RefHeading___Toc900_2790647239"/>Создание переменных <text:bookmark-end text:name="__RefHeading___Toc900_2790647239"/></text:h>
      <text:p text:style-name="P43">Для создания переменных используется оператор new:</text:p>
      <text:p text:style-name="Code"><text:span text:style-name="Source_20_Text">Scanner in = new</text:span> <text:span text:style-name="Source_20_Text">Scanner(System.in);</text:span></text:p>
      <text:p text:style-name="P44">Этот оператор создаст новый объект класса Scanner в динамической памяти. Удалять его вручную не потребуется. В in запишется ссылка на созданный объект.</text:p>
      <text:h text:style-name="P21" text:outline-level="3"><text:bookmark-start text:name="__RefHeading___Toc904_2790647239"/>Арифметические и логические операции <text:bookmark-end text:name="__RefHeading___Toc904_2790647239"/></text:h>
      <text:p text:style-name="P48"><text:span text:style-name="T50">Доступны следующие операторы (в порядке уменьшения приоритета):</text:span></text:p>
      <text:list text:style-name="L8">
        <text:list-item>
          <text:p text:style-name="P46">++ и -- — инкремент и декремент, есть как постфиксные, так и префиксные. Постфиксные операции возвращают значение до изменения, а префиксные — после изменения.</text:p>
        </text:list-item>
        <text:list-item>
          <text:p text:style-name="P46">/; *; % — деление, умножение, взятие остатка от деления.</text:p>
        </text:list-item>
        <text:list-item>
          <text:p text:style-name="P46">+; - — сложение и умножение.</text:p>
        </text:list-item>
      </text:list>
      <text:list text:style-name="L10">
        <text:list-item>
          <text:p text:style-name="P51"><text:span text:style-name="T50">&lt; &lt;; &gt; &gt;; &gt;&gt;&gt; — операции побитового сдвига.</text:span></text:p>
        </text:list-item>
        <text:list-item>
          <text:p text:style-name="P47">&gt;; &lt;; &lt;=; &gt;=; instanceof </text:p>
        </text:list-item>
        <text:list-item>
          <text:p text:style-name="P47">==; != - равно, не равно</text:p>
        </text:list-item>
        <text:list-item>
          <text:p text:style-name="P47">&amp; - и</text:p>
        </text:list-item>
        <text:list-item>
          <text:p text:style-name="P47">^ - исключающее или</text:p>
        </text:list-item>
        <text:list-item>
          <text:p text:style-name="P47">| - или</text:p>
        </text:list-item>
        <text:list-item>
          <text:p text:style-name="P47">&amp;&amp; - оптимизирующее и</text:p>
        </text:list-item>
        <text:list-item>
          <text:p text:style-name="P47">|| - оптимизирующее или</text:p>
        </text:list-item>
        <text:list-item>
          <text:p text:style-name="P47">? : - тернарный оператор</text:p>
        </text:list-item>
        <text:list-item>
          <text:p text:style-name="P47">=; +=; -=; …</text:p>
        </text:list-item>
      </text:list>
      <text:h text:style-name="P21" text:outline-level="3"><text:bookmark-start text:name="__RefHeading___Toc906_2790647239"/>Функции <text:bookmark-end text:name="__RefHeading___Toc906_2790647239"/></text:h>
      <text:p text:style-name="P52">Все функции являются методами того или иного класса, соответственно могут иметь модификаторы доступа: public. <text:span text:style-name="T52">protected, private — и модификаторы компиляции: virtual, static. Также функция должна иметь возвращаемое значение, которое может быть любым типом данных, пользовательским классом или void. </text:span></text:p>
      <text:p text:style-name="P53">Доступна перегрузка функций: могут существовать две функции с одинаковыми названиями, но они должны иметь различный набор аргументов.</text:p>
      <text:h text:style-name="P21" text:outline-level="3"><text:bookmark-start text:name="__RefHeading___Toc910_2790647239"/><text:soft-page-break/>Условный оператор if <text:span text:style-name="T52">и switch</text:span><text:bookmark-end text:name="__RefHeading___Toc910_2790647239"/></text:h>
      <text:p text:style-name="P53">Оператор if имеет следующий синтаксис:</text:p>
      <text:p text:style-name="Code">If (condition){</text:p>
      <text:p text:style-name="Code"><text:tab/><text:tab/>…<text:tab/></text:p>
      <text:p text:style-name="Code"><text:tab/><text:tab/>comands</text:p>
      <text:p text:style-name="Code"><text:tab/><text:tab/>…</text:p>
      <text:p text:style-name="Code">}</text:p>
      <text:p text:style-name="Code">else if (anotherCondition){</text:p>
      <text:p text:style-name="Code"><text:tab/><text:tab/>…</text:p>
      <text:p text:style-name="Code"><text:tab/><text:tab/>otherComands</text:p>
      <text:p text:style-name="Code"><text:tab/><text:tab/>…</text:p>
      <text:p text:style-name="Code">}</text:p>
      <text:p text:style-name="Code">else{</text:p>
      <text:p text:style-name="Code"><text:tab/><text:tab/>…</text:p>
      <text:p text:style-name="Code"><text:tab/><text:tab/>defaultComands</text:p>
      <text:p text:style-name="Code"><text:tab/><text:tab/>…</text:p>
      <text:p text:style-name="Code">}</text:p>
      <text:p text:style-name="P53">И оператор switch:</text:p>
      <text:p text:style-name="Code">switch(variable){</text:p>
      <text:p text:style-name="Code"><text:tab/><text:tab/>case value1:</text:p>
      <text:p text:style-name="Code"><text:tab/><text:tab/><text:tab/>…</text:p>
      <text:p text:style-name="Code"><text:tab/><text:tab/><text:tab/>break;</text:p>
      <text:p text:style-name="Code"><text:tab/><text:tab/>case value2:</text:p>
      <text:p text:style-name="Code"><text:tab/><text:tab/><text:tab/>…</text:p>
      <text:p text:style-name="Code"><text:tab/><text:tab/>default:</text:p>
      <text:p text:style-name="Code"><text:tab/><text:tab/><text:tab/>…</text:p>
      <text:p text:style-name="Code">}</text:p>
      <text:p text:style-name="P54">Как и в языке C, если не написать break; выполнение команд продолжится до тех пор, пока значение переменной соответствует условию. Так, в данном случае, если variable будет равно value2, исполнится и блок кода для value2, и для default.</text:p>
      <text:p text:style-name="P28"/>
      <text:h text:style-name="P21" text:outline-level="3"><text:bookmark-start text:name="__RefHeading___Toc912_2790647239"/><text:soft-page-break/>Цикл for <text:bookmark-end text:name="__RefHeading___Toc912_2790647239"/></text:h>
      <text:p text:style-name="P54">Синтаксис цикла for:</text:p>
      <text:p text:style-name="Code"><text:span text:style-name="Source_20_Text">for</text:span> <text:span text:style-name="Source_20_Text">([инициализация счетчика]; [условие]; [изменение счетчика])</text:span></text:p>
      <text:p text:style-name="Code"><text:span text:style-name="Source_20_Text">{</text:span></text:p>
      <text:p text:style-name="Code"><text:span text:style-name="Source_20_Text"><text:tab/><text:tab/>…</text:span></text:p>
      <text:p text:style-name="Code"><text:span text:style-name="Source_20_Text">}</text:span></text:p>
      <text:h text:style-name="P21" text:outline-level="3"><text:bookmark-start text:name="__RefHeading___Toc914_2790647239"/>Цикл while<text:bookmark-end text:name="__RefHeading___Toc914_2790647239"/></text:h>
      <text:p text:style-name="P55">Синтаксис цикла while с предусловием:</text:p>
      <text:p text:style-name="Code"><text:span text:style-name="Source_20_Text">while</text:span> <text:span text:style-name="Source_20_Text">(</text:span><text:span text:style-name="Source_20_Text"><text:span text:style-name="T53">[условие]</text:span></text:span><text:span text:style-name="Source_20_Text">){</text:span></text:p>
      <text:p text:style-name="Code"><text:tab/><text:tab/>…</text:p>
      <text:p text:style-name="Code"><text:span text:style-name="Source_20_Text">}</text:span></text:p>
      <text:p text:style-name="P55">Синтаксис цикла while с постусловием:</text:p>
      <text:p text:style-name="P3"><text:span text:style-name="Source_20_Text"><text:span text:style-name="T53">do</text:span></text:span><text:span text:style-name="Source_20_Text">{</text:span></text:p>
      <text:p text:style-name="P3"><text:tab/><text:tab/>…</text:p>
      <text:p text:style-name="P3"><text:span text:style-name="Source_20_Text">}</text:span><text:span text:style-name="Source_20_Text"><text:span text:style-name="T53">while([условие]);</text:span></text:span></text:p>
      <text:h text:style-name="Heading_20_2" text:outline-level="2"><text:bookmark-start text:name="__RefHeading___Toc916_2790647239"/>Часть 4: Объектно-ориентированное программирование<text:bookmark-end text:name="__RefHeading___Toc916_2790647239"/></text:h>
      <text:h text:style-name="Heading_20_3" text:outline-level="3"><text:bookmark-start text:name="__RefHeading___Toc918_2790647239"/>Классы<text:bookmark-end text:name="__RefHeading___Toc918_2790647239"/></text:h>
      <text:p text:style-name="P56">Java поддерживает создание пользовательских типов данных — классов. Каждый класс определяется внутри соответствующего файла и имеет в своем составе следующие элементы:</text:p>
      <text:list text:style-name="L11">
        <text:list-item>
          <text:p text:style-name="P57">конструкторы и деструкторы</text:p>
        </text:list-item>
        <text:list-item>
          <text:p text:style-name="P57">наследуемые поля</text:p>
        </text:list-item>
        <text:list-item>
          <text:p text:style-name="P57">наследуемые методы</text:p>
        </text:list-item>
        <text:list-item>
          <text:p text:style-name="P57">операция приведения к строке</text:p>
        </text:list-item>
        <text:list-item>
          <text:p text:style-name="P57">операция вычисления хеш-кода</text:p>
        </text:list-item>
        <text:list-item>
          <text:p text:style-name="P57">операция выявления равенства</text:p>
        </text:list-item>
      </text:list>
      <text:p text:style-name="P56">При этом последние 3 операции являются на самом деле наследуемыми: все объекты неявно наследуются от базового класса Object, и имеют базовую реализацию этих методов.</text:p>
      <text:p text:style-name="P56">Конструкторы и деструкторы не могут быть наследованы, они должны быть свои у каждого класса.</text:p>
      <text:h text:style-name="P21" text:outline-level="3"><text:bookmark-start text:name="__RefHeading___Toc920_2790647239"/><text:soft-page-break/>Конструкторы <text:bookmark-end text:name="__RefHeading___Toc920_2790647239"/></text:h>
      <text:p text:style-name="P56">Метод класса, создающий объект этого класса. Требуется для первичного заполнения полей и других возможных операций.</text:p>
      <text:p text:style-name="P56">Не имеет возвращаемого типа и обязан иметь то же название, что и класс.</text:p>
      <text:h text:style-name="P21" text:outline-level="3"><text:bookmark-start text:name="__RefHeading___Toc922_2790647239"/>Операция приведения к строке toString() <text:bookmark-end text:name="__RefHeading___Toc922_2790647239"/></text:h>
      <text:p text:style-name="P56">Операция, по умолчанию используемая для вывода объекта класса в текстовую консоль или куда либо ещё. Возвращаемое значение всегда String. По умолчанию выводит название класса и хеш-код объекта.</text:p>
      <text:h text:style-name="P21" text:outline-level="3"><text:bookmark-start text:name="__RefHeading___Toc924_2790647239"/>Операция вычисления хэша hashCode()<text:bookmark-end text:name="__RefHeading___Toc924_2790647239"/></text:h>
      <text:p text:style-name="P56">Операция расчета хеш-кода элемента. Возвращает значение int. По умолчанию реализуется на основе адреса в физической памяти, поэтому хеш-коды двух объектов с одинаковыми полями все равно будут разными.</text:p>
      <text:h text:style-name="P21" text:outline-level="3"><text:bookmark-start text:name="__RefHeading___Toc926_2790647239"/>Операция сравнения equals() <text:bookmark-end text:name="__RefHeading___Toc926_2790647239"/></text:h>
      <text:p text:style-name="P56">Операция сравнения двух элементов на равенство. Возвращаемое значение boolean. По умолчанию сравнивает адреса ссылок, поэтому двуа объекта с одинаковыми полями все равно будут считаться разными.</text:p>
      <text:h text:style-name="P21" text:outline-level="3"><text:bookmark-start text:name="__RefHeading___Toc928_2790647239"/>Операция копирования clone()<text:bookmark-end text:name="__RefHeading___Toc928_2790647239"/></text:h>
      <text:p text:style-name="P56"><text:span text:style-name="T54">Необходима для создания копий объектов, так как приравнивание одной переменной некоторого значения приведет лишь к перезаписи указателя, значение останется так же в единственном экземпляре. Является методом интерфейса Cloneable.</text:span></text:p>
      <text:h text:style-name="P21" text:outline-level="3"><text:bookmark-start text:name="__RefHeading___Toc930_2790647239"/>Абстрактные классы<text:bookmark-end text:name="__RefHeading___Toc930_2790647239"/></text:h>
      <text:p text:style-name="P58">Абстрактные классы — специальные классы, от которых можно наследоваться, но нельзя иметь объект этого класса. Используется для хранения ссылок на объекты дочерних классов.</text:p>
      <text:h text:style-name="P16" text:outline-level="2"><text:bookmark-start text:name="__RefHeading___Toc932_2790647239"/>Наследование <text:bookmark-end text:name="__RefHeading___Toc932_2790647239"/></text:h>
      <text:p text:style-name="P58">Концепция ООП, позволяющая избежать копирования кода, путем создания классов на базе существующих классов с добавлением необходимых полей.</text:p>
      <text:p text:style-name="P58">В Java реализовано только древовидное наследование, множественное наследование запрещено. </text:p>
      <text:h text:style-name="P16" text:outline-level="2"><text:bookmark-start text:name="__RefHeading___Toc934_2790647239"/><text:span text:style-name="T35">Интерфейсы</text:span><text:bookmark-end text:name="__RefHeading___Toc934_2790647239"/></text:h>
      <text:p text:style-name="P59"><text:span text:style-name="T54">Вместо множественного наследования введены интерфейсы. Переменная типа интерфейса может хранить ссылку на любой класс, который реализует данный интерфейс. Для того, чтобы класс реализовывал интерфейс, необходимо, чтобы в классе были определены все методы интерфейса. Допустимо наличие реализации метода по умолчанию, </text:span><text:soft-page-break/><text:span text:style-name="T54">однако в таком случае в рамках этих методов можно пользоваться только базовыми методами, наследуемыми всеми классами от Object.</text:span></text:p>
      <text:h text:style-name="P14" text:outline-level="1"><text:bookmark-start text:name="__RefHeading___Toc873_2790647239"/>Тема 3: Написание программного кода<text:bookmark-end text:name="__RefHeading___Toc873_2790647239"/></text:h>
      <text:h text:style-name="P17" text:outline-level="2"><text:bookmark-start text:name="__RefHeading___Toc2330_2790647239"/>Домашнее задание 1 <text:bookmark-end text:name="__RefHeading___Toc2330_2790647239"/></text:h>
      <text:p text:style-name="P60">1. Создать новый проект и соединить его с удаленным репозиторием. </text:p>
      <text:p text:style-name="P60">2. В созданном проекте реализовать метод, который находит максимум в переданном списке.</text:p>
      <text:p text:style-name="P60">3. Сделать коммит(#1).</text:p>
      <text:p text:style-name="P60">4. Добавить в директорию файл doc.txt и описать реализованный вами метод.</text:p>
      <text:p text:style-name="P60">5. Сделать коммит(#2).</text:p>
      <text:p text:style-name="P60">6. Добавить файл README.md и описать реализованный вами метод.</text:p>
      <text:p text:style-name="P60">7. Сделать коммит.(#3)</text:p>
      <text:p text:style-name="P60">8. Сделать revert коммита #2, так как более удобно хранить описание в README.md.(#4)</text:p>
      <text:p text:style-name="P60">9. Дополнить ранее написанный код, добавить возможность пользователю вводить, количество элементов в массиве, затем вводить элементы массива, после чего используя ранее написанный метод возвращать максимум.</text:p>
      <text:p text:style-name="P60">10. Сделать коммит. (#5) </text:p>
      <text:p text:style-name="P60">11. Сделать push. </text:p>
      <text:p text:style-name="P60">12. Обновить описание кода.</text:p>
      <text:p text:style-name="P60">13. Сделать коммит и push (#6).</text:p>
      <text:p text:style-name="P60">14. Вернуться используя checkout в состояние #5 и изменить наиболее простым образом код, чтобы он возвращать не максимум, а минимум. Изменить описание.</text:p>
      <text:p text:style-name="P60">15. Сделать коммит. </text:p>
      <text:p text:style-name="P60">16. Вернуться в мастер.</text:p>
      <text:p text:style-name="P60">17. Выделить последние изменения в отдельную ветку(то что получилось в пункте 15).</text:p>
      <text:p text:style-name="P60">18. Запушить эту ветку в удалённый репозиторий.</text:p>
      <text:p text:style-name="P60"/>
      <text:p text:style-name="P61"><text:span text:style-name="T55">Выполненное задание находится в репозитории по данной ссылке: </text:span><text:a xlink:type="simple" xlink:href="https://github.com/nikulinleo/techprack/tree/main/Task1" text:style-name="Internet_20_link" text:visited-style-name="Visited_20_Internet_20_Link"><text:span text:style-name="T55">Папка с выполненным первым заданием на github</text:span></text:a></text:p>
      <text:h text:style-name="P17" text:outline-level="2"><text:bookmark-start text:name="__RefHeading___Toc2332_2790647239"/>Домашнее задание 2<text:bookmark-end text:name="__RefHeading___Toc2332_2790647239"/></text:h>
      <text:h text:style-name="P22" text:outline-level="3"><text:bookmark-start text:name="__RefHeading___Toc2334_2790647239"/>Задача 1 <text:bookmark-end text:name="__RefHeading___Toc2334_2790647239"/></text:h>
      <text:p text:style-name="P61">Реализовать абстрактный класс Student с полями ФИО, курс, оценка за последний экзамен, определить конструктор и абстрактный метод writeExam. Создать два класса наследника: IUStudent, MathStudent и определить у них абстрактны метод так чтобы он выводил информацию о том, что студент такого-то направления пишет экзамен. Создать экземпляры данных классов и протестировать работу методов.</text:p>
      <text:h text:style-name="P22" text:outline-level="3"><text:bookmark-start text:name="__RefHeading___Toc2336_2790647239"/><text:soft-page-break/><text:span text:style-name="T55">Задача 2</text:span><text:bookmark-end text:name="__RefHeading___Toc2336_2790647239"/></text:h>
      <text:p text:style-name="P62">Реализовать класс, который будет хранить массив строк в порядке возрастания их длины. Класс должен содержать методы добавления элемента, возвращения максимального(по длине) элемента, возвращение средней длины элементов. Протестировать.</text:p>
      <text:p text:style-name="P62"/>
      <text:p text:style-name="P62"><text:span text:style-name="T56">Выполненн</text:span><text:span text:style-name="T57">ы</text:span><text:span text:style-name="T56">е задание находится в репозитории по данной ссылке: </text:span><text:a xlink:type="simple" xlink:href="https://github.com/nikulinleo/techprack/tree/main/Task2" text:style-name="Internet_20_link" text:visited-style-name="Visited_20_Internet_20_Link"><text:span text:style-name="T56">Папка с двумя выполненными задачами на github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Курсив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-Italic" svg:font-family="Times-Italic" style:font-family-generic="roman" style:font-pitch="variable"/>
    <style:font-face style:name="TimesNewRomanPS-ItalicMT" svg:font-family="TimesNewRomanPS-ItalicMT" style:font-family-generic="roman" style:font-pitch="variable"/>
    <style:font-face style:name="UkrainianTextBook" svg:font-family="UkrainianTextBook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fo:line-height="115%" fo:text-align="justify" style:justify-single-word="false" fo:orphans="2" fo:widows="2" fo:text-indent="1cm" style:auto-text-indent="true" style:page-number="auto" style:writing-mode="lr-tb">
        <style:tab-stops/>
      </style:paragraph-properties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start" style:justify-single-word="false" fo:text-indent="0cm" style:auto-text-indent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Заголовок_20_1_20_Знак" style:auto-update="true" style:default-outline-level="1" style:list-style-name="" style:class="text">
      <style:paragraph-properties fo:margin-top="0.423cm" fo:margin-bottom="0.423cm" style:contextual-spacing="false" fo:line-height="200%" fo:text-align="center" style:justify-single-word="false" fo:keep-together="always" fo:keep-with-next="always"/>
      <style:text-properties fo:font-size="14pt" fo:font-weight="bold" style:font-name-asian="F" style:font-family-generic-asian="system" style:font-pitch-asian="variable" style:font-size-asian="14pt" style:font-weight-asian="bold"/>
    </style:style>
    <style:style style:name="Heading_20_2" style:display-name="Heading 2" style:family="paragraph" style:parent-style-name="Standard" style:next-style-name="Standard" loext:linked-style-name="Заголовок_20_2_20_Знак" style:auto-update="true" style:default-outline-level="2" style:list-style-name="" style:class="text">
      <style:paragraph-properties fo:margin-top="0.423cm" fo:margin-bottom="0.423cm" style:contextual-spacing="false" fo:line-height="150%" fo:text-align="justify" style:justify-single-word="false" fo:keep-with-next="always"/>
      <style:text-properties fo:font-weight="bold" style:rfc-language-tag-asian="x-none" style:font-weight-asian="bold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auto-update="true" style:default-outline-level="3" style:list-style-name="" style:class="text">
      <style:paragraph-properties fo:margin-top="0.212cm" fo:margin-bottom="0.212cm" style:contextual-spacing="false" fo:line-height="150%" fo:text-align="justify" style:justify-single-word="false" fo:keep-with-next="always"/>
      <style:text-properties fo:language="en" fo:country="US" fo:font-weight="bold" style:rfc-language-tag-asian="x-none" style:font-weight-asian="bold"/>
    </style:style>
    <style:style style:name="Heading_20_4" style:display-name="Heading 4" style:family="paragraph" style:parent-style-name="Heading_20_3" style:next-style-name="Standard" loext:linked-style-name="Заголовок_20_4_20_Знак" style:default-outline-level="4" style:list-style-name="" style:class="text">
      <style:paragraph-properties fo:line-height="0.529cm"/>
      <style:text-properties style:rfc-language-tag="x-none" fo:font-weight="normal" style:font-weight-asian="normal" style:font-size-complex="10pt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Обычный1" style:family="paragraph">
      <style:paragraph-properties fo:margin-top="0cm" fo:margin-bottom="0cm" style:contextual-spacing="false" fo:text-align="justify" style:justify-single-word="false" fo:orphans="0" fo:widows="0" fo:text-indent="0.494cm" style:auto-text-indent="false" style:writing-mode="lr-tb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FR1" style:family="paragraph">
      <style:paragraph-properties fo:margin-top="0cm" fo:margin-bottom="0cm" style:contextual-spacing="false" fo:text-align="center" style:justify-single-word="false" fo:orphans="0" fo:widows="0" style:writing-mode="lr-tb"/>
      <style:text-properties style:font-name="Arial" fo:font-family="Arial" style:font-family-generic="roman" style:font-pitch="variable" fo:font-size="11pt" style:font-name-asian="Times New Roman2" style:font-family-asian="'Times New Roman'" style:font-family-generic-asian="system" style:font-pitch-asian="variable" style:font-size-asian="11pt"/>
    </style:style>
    <style:style style:name="МАУ_27_2005_20_Основной_20_текст" style:display-name="МАУ'2005 Основной текст" style:family="paragraph" style:parent-style-name="Standard" style:next-style-name="Standard">
      <style:paragraph-properties fo:line-height="115%" fo:text-align="justify" style:justify-single-word="false" fo:hyphenation-ladder-count="no-limit" fo:text-indent="1.251cm" style:auto-text-indent="false"/>
      <style:text-properties style:font-name="Arial,Bold" fo:font-family="'Arial,Bold'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1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/>
    </style:style>
    <style:style style:name="Title" style:family="paragraph" style:parent-style-name="Standard" loext:linked-style-name="Заголовок_20_Знак" style:class="chapter">
      <style:paragraph-properties fo:text-align="center" style:justify-single-word="false"/>
      <style:text-properties fo:font-size="13pt" style:rfc-language-tag="x-none" fo:font-style="italic" style:font-size-asian="13pt" style:rfc-language-tag-asian="x-none" style:font-style-asian="italic" style:font-size-complex="10pt"/>
    </style:style>
    <style:style style:name="Body_20_Text_20_2" style:display-name="Body Text 2" style:family="paragraph" style:parent-style-name="Standard" loext:linked-style-name="Основной_20_текст_20_2_20_Знак">
      <style:paragraph-properties fo:text-align="justify" style:justify-single-word="false"/>
      <style:text-properties style:rfc-language-tag="x-none" style:rfc-language-tag-asian="x-none" style:font-size-complex="10pt"/>
    </style:style>
    <style:style style:name="Body_20_Text_20_3" style:display-name="Body Text 3" style:family="paragraph" style:parent-style-name="Standard" loext:linked-style-name="Основной_20_текст_20_3_20_Знак">
      <style:paragraph-properties fo:text-align="justify" style:justify-single-word="false"/>
      <style:text-properties style:rfc-language-tag="x-none" fo:font-style="italic" fo:font-weight="bold" style:rfc-language-tag-asian="x-none" style:font-style-asian="italic" style:font-weight-asian="bol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rfc-language-tag="x-none" style:rfc-language-tag-asian="x-none"/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rfc-language-tag="x-none" style:rfc-language-tag-asian="x-none"/>
    </style:style>
    <style:style style:name="Style21" style:family="paragraph" style:parent-style-name="Standard">
      <style:paragraph-properties fo:line-height="0.542cm" fo:text-align="justify" style:justify-single-word="false" fo:orphans="0" fo:widows="0" fo:text-indent="-0.593cm" style:auto-text-indent="fals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Table_20_Paragraph" style:display-name="Table Paragraph" style:family="paragraph" style:parent-style-name="Standard">
      <style:paragraph-properties fo:margin-left="0.189cm" fo:line-height="0.476cm" fo:orphans="0" fo:widows="0"/>
      <style:text-properties fo:font-size="11pt" style:font-size-asian="11pt" style:font-size-complex="11pt" style:language-complex="ru" style:country-complex="RU"/>
    </style:style>
    <style:style style:name="Style1" style:family="paragraph" style:parent-style-name="Heading_20_3" loext:linked-style-name="Style1_20_Char" style:list-style-name="WWNum1">
      <style:paragraph-properties fo:margin-top="0.706cm" fo:margin-bottom="0.635cm" style:contextual-spacing="false" fo:line-height="108%" fo:text-align="center" style:justify-single-word="false" fo:keep-together="always"/>
      <style:text-properties style:font-name-asian="F" style:font-family-generic-asian="system" style:font-pitch-asian="variable" style:language-asian="en" style:country-asian="US" style:font-name-complex="F" style:font-family-generic-complex="system" style:font-pitch-complex="variabl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line-height="108%"/>
      <style:text-properties fo:language="en" fo:country="US" style:language-asian="en" style:country-asian="US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1.501cm" fo:margin-top="0cm" fo:margin-bottom="0.176cm" style:contextual-spacing="false">
        <style:tab-stops>
          <style:tab-stop style:position="16.981cm" style:type="right" style:leader-style="dotted" style:leader-text="."/>
        </style:tab-stops>
      </style:paragraph-properties>
    </style:style>
    <style:style style:name="HTML_20_Preformatted" style:display-name="HTML Preformatted" style:family="paragraph" style:parent-style-name="Standard" loext:linked-style-name="Стандартный_20_HTML_20_Знак">
      <style:text-properties style:font-name="Consolas" fo:font-family="Consolas" style:font-family-generic="roman" style:font-pitch="variable" fo:font-size="10pt" style:font-size-asian="10pt" style:font-size-complex="10pt"/>
    </style:style>
    <style:style style:name="Subtitle" style:family="paragraph" style:parent-style-name="Standard" style:next-style-name="Standard" loext:linked-style-name="Подзаголовок_20_Знак" style:class="chapter">
      <style:paragraph-properties fo:margin-top="0cm" fo:margin-bottom="0.282cm" style:contextual-spacing="false"/>
      <style:text-properties fo:color="#5a5a5a" loext:opacity="100%" style:font-name="Calibri" fo:font-family="Calibri" style:font-family-generic="roman" style:font-pitch="variable" fo:font-size="11pt" fo:letter-spacing="0.026cm" style:font-name-asian="F" style:font-family-generic-asian="system" style:font-pitch-asian="variable" style:font-size-asian="11pt" style:font-name-complex="F" style:font-family-generic-complex="system" style:font-pitch-complex="variable" style:font-size-complex="11pt">
        <loext:char-complex-color loext:theme-type="dark1" loext:color-type="theme">
          <loext:transformation loext:type="tint" loext:value="352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Balloon_20_Text" style:display-name="Balloon Text" style:family="paragraph" style:parent-style-name="Standard" loext:linked-style-name="Текст_20_выноски_20_Знак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Текст_20_примечания_20_Знак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Code" style:family="paragraph" style:parent-style-name="Standard" style:next-style-name="Standard" style:master-page-name="">
      <style:paragraph-properties fo:margin-left="1.199cm" fo:margin-top="0.4cm" fo:margin-bottom="0.499cm" style:contextual-spacing="true" fo:line-height="150%" fo:text-align="start" style:justify-single-word="false" fo:text-indent="0cm" style:auto-text-indent="false" style:page-number="auto"/>
      <style:text-properties style:font-name="Liberation Mono1" fo:font-family="'Liberation Mono'" style:font-style-name="Курсив" style:font-family-generic="modern" style:font-pitch="fixed" fo:font-style="italic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Заголовок_20_Знак" style:display-name="Заголовок Знак" style:family="text">
      <style:text-properties style:font-name="Times New Roman1" fo:font-family="'Times New Roman'" style:font-family-generic="roman" style:font-pitch="variable" fo:font-size="13pt" fo:font-style="italic" style:font-name-asian="Times New Roman2" style:font-family-asian="'Times New Roman'" style:font-family-generic-asian="system" style:font-pitch-asian="variable" style:font-size-asian="13pt" style:font-style-asian="italic"/>
    </style:style>
    <style:style style:name="Основной_20_текст_20_2_20_Знак" style:display-name="Основной текст 2 Знак" style:family="text" loext:linked-style-name="Body_20_Text_20_2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/>
    </style:style>
    <style:style style:name="Основной_20_текст_20_3_20_Знак" style:display-name="Основной текст 3 Знак" style:family="text" loext:linked-style-name="Body_20_Text_20_3">
      <style:text-properties style:font-name="Times New Roman1" fo:font-family="'Times New Roman'" style:font-family-generic="roman" style:font-pitch="variable" fo:font-size="12pt" fo:font-style="italic" fo:font-weight="bold" style:font-name-asian="Times New Roman2" style:font-family-asian="'Times New Roman'" style:font-family-generic-asian="system" style:font-pitch-asian="variable" style:font-size-asian="12pt" style:font-style-asian="italic" style:font-weight-asian="bold"/>
    </style:style>
    <style:style style:name="Заголовок_20_3_20_Знак" style:display-name="Заголовок 3 Знак" style:family="text">
      <style:text-properties style:font-name="Times New Roman1" fo:font-family="'Times New Roman'" style:font-family-generic="roman" style:font-pitch="variable" fo:font-size="12pt" fo:language="en" fo:country="US" fo:font-weight="bold" style:font-name-asian="Times New Roman2" style:font-family-asian="'Times New Roman'" style:font-family-generic-asian="system" style:font-pitch-asian="variable" style:font-size-asian="12pt" style:rfc-language-tag-asian="x-none" style:font-weight-asian="bold" style:font-size-complex="12pt"/>
    </style:style>
    <style:style style:name="Заголовок_20_4_20_Знак" style:display-name="Заголовок 4 Знак" style:family="text">
      <style:text-properties style:font-name="Times New Roman1" fo:font-family="'Times New Roman'" style:font-family-generic="roman" style:font-pitch="variable" fo:font-size="12pt" style:rfc-language-tag="x-none" style:font-name-asian="Times New Roman2" style:font-family-asian="'Times New Roman'" style:font-family-generic-asian="system" style:font-pitch-asian="variable" style:font-size-asian="12pt" style:rfc-language-tag-asian="x-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Нижний_20_колонтитул_20_Знак" style:display-name="Нижний колонтитул Знак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Заголовок_20_2_20_Знак" style:display-name="Заголовок 2 Знак" style:family="text">
      <style:text-properties style:font-name="Times New Roman1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rfc-language-tag-asian="x-none" style:font-weight-asian="bold" style:font-size-complex="12pt" style:font-style-complex="italic" style:font-weight-complex="bold"/>
    </style:style>
    <style:style style:name="apple-converted-space" style:family="text"/>
    <style:style style:name="fontstyle01" style:family="text" style:parent-style-name="Default_20_Paragraph_20_Font_20__28_WW_29_">
      <style:text-properties fo:color="#000000" loext:opacity="100%" style:font-name="Times New Roman1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 style:font-style-complex="normal" style:font-weight-complex="normal"/>
    </style:style>
    <style:style style:name="Style1_20_Char" style:display-name="Style1 Char" style:family="text" style:parent-style-name="Заголовок_20_3_20_Знак" loext:linked-style-name="Style1">
      <style:text-properties style:font-name="Times New Roman1" fo:font-family="'Times New Roman'" style:font-family-generic="roman" style:font-pitch="variable" fo:font-size="14pt" fo:language="en" fo:country="US" fo:font-weight="bold" style:font-name-asian="F" style:font-family-generic-asian="system" style:font-pitch-asian="variable" style:font-size-asian="14pt" style:language-asian="en" style:country-asian="US" style:font-weight-asian="bold" style:font-name-complex="F" style:font-family-generic-complex="system" style:font-pitch-complex="variable" style:font-size-complex="12pt"/>
    </style:style>
    <style:style style:name="fontstyle21" style:family="text" style:parent-style-name="Default_20_Paragraph_20_Font_20__28_WW_29_">
      <style:text-properties fo:color="#231f20" loext:opacity="100%" style:font-name="Times-Italic" fo:font-family="Times-Italic" style:font-family-generic="roman" style:font-pitch="variable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fontstyle31" style:family="text" style:parent-style-name="Default_20_Paragraph_20_Font_20__28_WW_29_">
      <style:text-properties fo:color="#231f20" loext:opacity="100%" style:font-name="TimesNewRomanPS-ItalicMT" fo:font-family="TimesNewRomanPS-ItalicMT" style:font-family-generic="roman" style:font-pitch="variable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fontstyle11" style:family="text" style:parent-style-name="Default_20_Paragraph_20_Font_20__28_WW_29_">
      <style:text-properties fo:color="#231f20" loext:opacity="100%" style:font-name="UkrainianTextBook" fo:font-family="UkrainianTextBook" style:font-family-generic="roman" style:font-pitch="variable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Заголовок_20_1_20_Знак" style:display-name="Заголовок 1 Знак" style:family="text" style:parent-style-name="Default_20_Paragraph_20_Font_20__28_WW_29_">
      <style:text-properties style:font-name="Times New Roman1" fo:font-family="'Times New Roman'" style:font-family-generic="roman" style:font-pitch="variable" fo:font-size="14pt" fo:font-weight="bold" style:font-name-asian="F" style:font-family-generic-asian="system" style:font-pitch-asian="variable" style:font-size-asian="14pt" style:font-weight-asian="bold" style:font-size-complex="12pt"/>
    </style:style>
    <style:style style:name="Internet_20_link" style:display-name="Internet link" style:family="text" style:parent-style-name="Default_20_Paragraph_20_Font_20__28_WW_29_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nsolas" fo:font-family="Consolas" style:font-family-generic="roman" style:font-pitch="variable" style:font-name-asian="Times New Roman2" style:font-family-asian="'Times New Roman'" style:font-family-generic-asian="system" style:font-pitch-asian="variable"/>
    </style:style>
    <style:style style:name="Подзаголовок_20_Знак" style:display-name="Подзаголовок Знак" style:family="text" style:parent-style-name="Default_20_Paragraph_20_Font_20__28_WW_29_">
      <style:text-properties fo:color="#5a5a5a" loext:opacity="100%" style:font-name="Calibri" fo:font-family="Calibri" style:font-family-generic="roman" style:font-pitch="variable" fo:font-size="11pt" fo:letter-spacing="0.026cm" style:font-name-asian="F" style:font-family-generic-asian="system" style:font-pitch-asian="variable" style:font-size-asian="11pt" style:font-name-complex="F" style:font-family-generic-complex="system" style:font-pitch-complex="variable" style:font-size-complex="11pt">
        <loext:char-complex-color loext:theme-type="dark1" loext:color-type="theme">
          <loext:transformation loext:type="tint" loext:value="3529"/>
        </loext:char-complex-color>
      </style:text-properties>
    </style:style>
    <style:style style:name="Заголовок_20_5_20_Знак" style:display-name="Заголовок 5 Знак" style:family="text" style:parent-style-name="Default_20_Paragraph_20_Font_20__28_WW_29_">
      <style:text-properties fo:color="#2e74b5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2509"/>
        </loext:char-complex-color>
      </style:text-properties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Segoe UI" fo:font-family="'Segoe UI'" style:font-family-generic="roman" style:font-pitch="variable" fo:font-size="9pt" style:font-name-asian="Times New Roman2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_20__28_WW_29_" loext:linked-style-name="annotation_20_text">
      <style:text-properties style:font-name="Times New Roman1" fo:font-family="'Times New Roman'" style:font-family-generic="roman" style:font-pitch="variable" style:font-name-asian="Times New Roman2" style:font-family-asian="'Times New Roman'" style:font-family-generic-asian="system" style:font-pitch-asian="variable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1" fo:font-family="'Times New Roman'" style:font-family-generic="roman" style:font-pitch="variable" fo:font-weight="bold" style:font-name-asian="Times New Roman2" style:font-family-asian="'Times New Roman'" style:font-family-generic-asian="system" style:font-pitch-asian="variable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>
      <style:text-properties style:font-name-complex="Courier New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complex="Courier New" style:font-family-complex="'Courier New'" style:font-family-generic-complex="system" style:font-pitch-complex="variable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style:font-name-complex="Courier New" style:font-family-complex="'Courier New'" style:font-family-generic-complex="system" style:font-pitch-complex="variable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>
      <style:text-properties style:font-name-complex="Courier New" style:font-family-complex="'Courier New'" style:font-family-generic-complex="system" style:font-pitch-complex="variable"/>
    </style:style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>
      <style:text-properties style:font-name-complex="Courier New" style:font-family-complex="'Courier New'" style:font-family-generic-complex="system" style:font-pitch-complex="variable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>
      <style:text-properties style:font-name-complex="Courier New" style:font-family-complex="'Courier New'" style:font-family-generic-complex="system" style:font-pitch-complex="variable"/>
    </style:style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>
      <style:text-properties style:font-name-complex="Courier New" style:font-family-complex="'Courier New'" style:font-family-generic-complex="system" style:font-pitch-complex="variable"/>
    </style:style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9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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9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7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4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/>
      </text:list-level-style-bullet>
      <text:list-level-style-bullet text:level="2" text:style-name="ListLabel_20_7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/>
      </text:list-level-style-bullet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/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/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/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/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/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/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8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84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86" loext:num-list-format="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87" loext:num-list-format="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9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9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9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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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0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102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" style:num-suffix="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" style:num-suffix="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" style:num-suffix="" text:bullet-char="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" style:num-suffix="" text:bullet-char="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fo:font-family="Symbol" style:font-charset="x-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fo:font-family="Symbol" style:font-charset="x-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fo:font-family="Symbol" style:font-charset="x-symbol"/>
      </text:list-level-style-bullet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2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2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7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7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9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9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9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9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ru" fo:country="RU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1</text:page-number></text:p>
        <text:p text:style-name="Header"/>
      </style:header>
      <style:footer>
        <text:p text:style-name="MP2"/>
        <text:p text:style-name="Footer"/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1" draw:style-name="Mdp1">
      <style:header>
        <text:p text:style-name="MP1"><text:page-number text:select-page="current">20</text:page-number></text:p>
        <text:p text:style-name="Header"/>
      </style:header>
      <style:footer>
        <text:p text:style-name="MP2"/>
        <text:p text:style-name="Footer"/>
      </style:footer>
    </style:master-page>
    <style:master-page style:name="Converted2" style:page-layout-name="Mpm2" draw:style-name="Mdp1" style:next-style-name="Converted1"/>
    <style:master-page style:name="Converted3" style:page-layout-name="Mpm1" draw:style-name="Mdp1">
      <style:header>
        <text:p text:style-name="MP1"><text:page-number text:select-page="current">1</text:page-number></text:p>
        <text:p text:style-name="Header"/>
      </style:header>
      <style:footer>
        <text:p text:style-name="MP2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Татьяна</meta:initial-creator>
    <meta:editing-cycles>32</meta:editing-cycles>
    <meta:print-date>2019-03-15T21:37:00</meta:print-date>
    <meta:creation-date>2023-11-23T07:12:00</meta:creation-date>
    <dc:date>2023-12-21T01:23:00.855552556</dc:date>
    <meta:editing-duration>PT7H34M34S</meta:editing-duration>
    <meta:generator>LibreOffice/7.6.4.1$Linux_X86_64 LibreOffice_project/e19e193f88cd6c0525a17fb7a176ed8e6a3e2aa1</meta:generator>
    <meta:document-statistic meta:table-count="16" meta:image-count="1" meta:object-count="0" meta:page-count="21" meta:paragraph-count="501" meta:word-count="3484" meta:character-count="24677" meta:non-whitespace-character-count="21498"/>
    <meta:user-defined meta:name="AppVersion">16.0000</meta:user-defined>
    <meta:user-defined meta:name="Company">Krokoz™</meta:user-defined>
    <meta:template xlink:type="simple" xlink:actuate="onRequest" xlink:title="Normal.dotm" xlink:href=""/>
  </office:meta>
</office:document-meta>
</file>